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198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1925in" svg:height="4.5854in" svg:x="0.939in" svg:y="0.6244in">
            <draw:object draw:notify-on-update-of-ranges="Sheet1.B1:Sheet1.B1 Sheet1.B2:Sheet1.B371 Sheet1.D1:Sheet1.D1 Sheet1.D2:Sheet1.D3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8.2047in" svg:height="4.9457in" svg:x="0.9512in" svg:y="5.0657in">
            <draw:object draw:notify-on-update-of-ranges="Sheet1.B1:Sheet1.B1 Sheet1.B2:Sheet1.B371 Sheet1.E1:Sheet1.E1 Sheet1.E2:Sheet1.E3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2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7:07:21_246191</text:p>
          </table:table-cell>
          <table:table-cell office:value-type="float" office:value="10">
            <text:p>10</text:p>
          </table:table-cell>
          <table:table-cell office:value-type="float" office:value="-13">
            <text:p>-13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7:07:21_254424</text:p>
          </table:table-cell>
          <table:table-cell office:value-type="float" office:value="10.1">
            <text:p>10.1</text:p>
          </table:table-cell>
          <table:table-cell office:value-type="float" office:value="51">
            <text:p>51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-354">
            <text:p>-354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7:07:21_262757</text:p>
          </table:table-cell>
          <table:table-cell office:value-type="float" office:value="10.2">
            <text:p>10.2</text:p>
          </table:table-cell>
          <table:table-cell office:value-type="float" office:value="51">
            <text:p>51</text:p>
          </table:table-cell>
          <table:table-cell office:value-type="float" office:value="187">
            <text:p>187</text:p>
          </table:table-cell>
          <table:table-cell table:formula="of:=([.D4]+[.D3]+[.D2])/3" office:value-type="float" office:value="175.666666666667">
            <text:p>175.6666666667</text:p>
          </table:table-cell>
          <table:table-cell office:value-type="float" office:value="-354">
            <text:p>-354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7:07:21_271271</text:p>
          </table:table-cell>
          <table:table-cell office:value-type="float" office:value="10.3">
            <text:p>10.3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table:formula="of:=([.D5]+[.D4]+[.D3])/3" office:value-type="float" office:value="164.333333333333">
            <text:p>164.3333333333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7:07:21_279620</text:p>
          </table:table-cell>
          <table:table-cell office:value-type="float" office:value="10.4">
            <text:p>10.4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table:formula="of:=([.D6]+[.D5]+[.D4])/3" office:value-type="float" office:value="141.666666666667">
            <text:p>141.6666666667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7:07:21_287924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table:formula="of:=([.D7]+[.D6]+[.D5])/3" office:value-type="float" office:value="119">
            <text:p>119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7:07:21_296194</text:p>
          </table:table-cell>
          <table:table-cell office:value-type="float" office:value="10.6">
            <text:p>10.6</text:p>
          </table:table-cell>
          <table:table-cell office:value-type="float" office:value="13">
            <text:p>13</text:p>
          </table:table-cell>
          <table:table-cell office:value-type="float" office:value="199">
            <text:p>199</text:p>
          </table:table-cell>
          <table:table-cell table:formula="of:=([.D8]+[.D7]+[.D6])/3" office:value-type="float" office:value="145.666666666667">
            <text:p>145.6666666667</text:p>
          </table:table-cell>
          <table:table-cell office:value-type="float" office:value="-398">
            <text:p>-398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7:07:21_304456</text:p>
          </table:table-cell>
          <table:table-cell office:value-type="float" office:value="10.7">
            <text:p>10.7</text:p>
          </table:table-cell>
          <table:table-cell office:value-type="float" office:value="13">
            <text:p>13</text:p>
          </table:table-cell>
          <table:table-cell office:value-type="float" office:value="199">
            <text:p>199</text:p>
          </table:table-cell>
          <table:table-cell table:formula="of:=([.D9]+[.D8]+[.D7])/3" office:value-type="float" office:value="172.333333333333">
            <text:p>172.3333333333</text:p>
          </table:table-cell>
          <table:table-cell office:value-type="float" office:value="-398">
            <text:p>-398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7:07:21_312750</text:p>
          </table:table-cell>
          <table:table-cell office:value-type="float" office:value="10.8">
            <text:p>10.8</text:p>
          </table:table-cell>
          <table:table-cell office:value-type="float" office:value="-24">
            <text:p>-24</text:p>
          </table:table-cell>
          <table:table-cell office:value-type="float" office:value="152">
            <text:p>152</text:p>
          </table:table-cell>
          <table:table-cell table:formula="of:=([.D10]+[.D9]+[.D8])/3" office:value-type="float" office:value="183.333333333333">
            <text:p>183.3333333333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7:07:21_321017</text:p>
          </table:table-cell>
          <table:table-cell office:value-type="float" office:value="10.9">
            <text:p>10.9</text:p>
          </table:table-cell>
          <table:table-cell office:value-type="float" office:value="-24">
            <text:p>-24</text:p>
          </table:table-cell>
          <table:table-cell office:value-type="float" office:value="152">
            <text:p>152</text:p>
          </table:table-cell>
          <table:table-cell table:formula="of:=([.D11]+[.D10]+[.D9])/3" office:value-type="float" office:value="167.666666666667">
            <text:p>167.6666666667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7:07:21_329259</text:p>
          </table:table-cell>
          <table:table-cell office:value-type="float" office:value="11">
            <text:p>11</text:p>
          </table:table-cell>
          <table:table-cell office:value-type="float" office:value="-27">
            <text:p>-27</text:p>
          </table:table-cell>
          <table:table-cell office:value-type="float" office:value="167">
            <text:p>167</text:p>
          </table:table-cell>
          <table:table-cell table:formula="of:=([.D12]+[.D11]+[.D10])/3" office:value-type="float" office:value="157">
            <text:p>157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7:07:21_337470</text:p>
          </table:table-cell>
          <table:table-cell office:value-type="float" office:value="11.1">
            <text:p>11.1</text:p>
          </table:table-cell>
          <table:table-cell office:value-type="float" office:value="-27">
            <text:p>-27</text:p>
          </table:table-cell>
          <table:table-cell office:value-type="float" office:value="167">
            <text:p>167</text:p>
          </table:table-cell>
          <table:table-cell table:formula="of:=([.D13]+[.D12]+[.D11])/3" office:value-type="float" office:value="162">
            <text:p>162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7:07:21_345737</text:p>
          </table:table-cell>
          <table:table-cell office:value-type="float" office:value="11.2">
            <text:p>11.2</text:p>
          </table:table-cell>
          <table:table-cell office:value-type="float" office:value="-27">
            <text:p>-27</text:p>
          </table:table-cell>
          <table:table-cell office:value-type="float" office:value="167">
            <text:p>167</text:p>
          </table:table-cell>
          <table:table-cell table:formula="of:=([.D14]+[.D13]+[.D12])/3" office:value-type="float" office:value="167">
            <text:p>167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7:07:21_354012</text:p>
          </table:table-cell>
          <table:table-cell office:value-type="float" office:value="11.3">
            <text:p>11.3</text:p>
          </table:table-cell>
          <table:table-cell office:value-type="float" office:value="-174">
            <text:p>-174</text:p>
          </table:table-cell>
          <table:table-cell office:value-type="float" office:value="143">
            <text:p>143</text:p>
          </table:table-cell>
          <table:table-cell table:formula="of:=([.D15]+[.D14]+[.D13])/3" office:value-type="float" office:value="159">
            <text:p>159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7:07:21_363057</text:p>
          </table:table-cell>
          <table:table-cell office:value-type="float" office:value="11.4">
            <text:p>11.4</text:p>
          </table:table-cell>
          <table:table-cell office:value-type="float" office:value="-174">
            <text:p>-174</text:p>
          </table:table-cell>
          <table:table-cell office:value-type="float" office:value="143">
            <text:p>143</text:p>
          </table:table-cell>
          <table:table-cell table:formula="of:=([.D16]+[.D15]+[.D14])/3" office:value-type="float" office:value="151">
            <text:p>151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7:07:21_371383</text:p>
          </table:table-cell>
          <table:table-cell office:value-type="float" office:value="11.5">
            <text:p>11.5</text:p>
          </table:table-cell>
          <table:table-cell office:value-type="float" office:value="127">
            <text:p>127</text:p>
          </table:table-cell>
          <table:table-cell office:value-type="float" office:value="170">
            <text:p>170</text:p>
          </table:table-cell>
          <table:table-cell table:formula="of:=([.D17]+[.D16]+[.D15])/3" office:value-type="float" office:value="152">
            <text:p>152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7:07:21_379706</text:p>
          </table:table-cell>
          <table:table-cell office:value-type="float" office:value="11.6">
            <text:p>11.6</text:p>
          </table:table-cell>
          <table:table-cell office:value-type="float" office:value="127">
            <text:p>127</text:p>
          </table:table-cell>
          <table:table-cell office:value-type="float" office:value="170">
            <text:p>170</text:p>
          </table:table-cell>
          <table:table-cell table:formula="of:=([.D18]+[.D17]+[.D16])/3" office:value-type="float" office:value="161">
            <text:p>161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7:07:21_387986</text:p>
          </table:table-cell>
          <table:table-cell office:value-type="float" office:value="11.7">
            <text:p>11.7</text:p>
          </table:table-cell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table:formula="of:=([.D19]+[.D18]+[.D17])/3" office:value-type="float" office:value="161.333333333333">
            <text:p>161.3333333333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7:07:21_396358</text:p>
          </table:table-cell>
          <table:table-cell office:value-type="float" office:value="11.8">
            <text:p>11.8</text:p>
          </table:table-cell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table:formula="of:=([.D20]+[.D19]+[.D18])/3" office:value-type="float" office:value="152.666666666667">
            <text:p>152.6666666667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7:07:21_404677</text:p>
          </table:table-cell>
          <table:table-cell office:value-type="float" office:value="11.9">
            <text:p>11.9</text:p>
          </table:table-cell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table:formula="of:=([.D21]+[.D20]+[.D19])/3" office:value-type="float" office:value="144">
            <text:p>144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7:07:21_41300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140">
            <text:p>140</text:p>
          </table:table-cell>
          <table:table-cell table:formula="of:=([.D22]+[.D21]+[.D20])/3" office:value-type="float" office:value="142.666666666667">
            <text:p>142.6666666667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7:07:21_421286</text:p>
          </table:table-cell>
          <table:table-cell office:value-type="float" office:value="12.1">
            <text:p>12.1</text:p>
          </table:table-cell>
          <table:table-cell office:value-type="float" office:value="72">
            <text:p>72</text:p>
          </table:table-cell>
          <table:table-cell office:value-type="float" office:value="140">
            <text:p>140</text:p>
          </table:table-cell>
          <table:table-cell table:formula="of:=([.D23]+[.D22]+[.D21])/3" office:value-type="float" office:value="141.333333333333">
            <text:p>141.333333333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7:07:21_429599</text:p>
          </table:table-cell>
          <table:table-cell office:value-type="float" office:value="12.2">
            <text:p>12.2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formula="of:=([.D24]+[.D23]+[.D22])/3" office:value-type="float" office:value="148">
            <text:p>148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7:07:21_437954</text:p>
          </table:table-cell>
          <table:table-cell office:value-type="float" office:value="12.3">
            <text:p>12.3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formula="of:=([.D25]+[.D24]+[.D23])/3" office:value-type="float" office:value="156">
            <text:p>156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7:07:21_446226</text:p>
          </table:table-cell>
          <table:table-cell office:value-type="float" office:value="12.4">
            <text:p>12.4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formula="of:=([.D26]+[.D25]+[.D24])/3" office:value-type="float" office:value="156.666666666667">
            <text:p>156.6666666667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7:07:21_454514</text:p>
          </table:table-cell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formula="of:=([.D27]+[.D26]+[.D25])/3" office:value-type="float" office:value="149.333333333333">
            <text:p>149.3333333333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7:07:21_462897</text:p>
          </table:table-cell>
          <table:table-cell office:value-type="float" office:value="12.6">
            <text:p>12.6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formula="of:=([.D28]+[.D27]+[.D26])/3" office:value-type="float" office:value="142">
            <text:p>142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7:07:21_472042</text:p>
          </table:table-cell>
          <table:table-cell office:value-type="float" office:value="12.7">
            <text:p>12.7</text:p>
          </table:table-cell>
          <table:table-cell office:value-type="float" office:value="41">
            <text:p>41</text:p>
          </table:table-cell>
          <table:table-cell office:value-type="float" office:value="181">
            <text:p>181</text:p>
          </table:table-cell>
          <table:table-cell table:formula="of:=([.D29]+[.D28]+[.D27])/3" office:value-type="float" office:value="155">
            <text:p>155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7:07:21_480354</text:p>
          </table:table-cell>
          <table:table-cell office:value-type="float" office:value="12.8">
            <text:p>12.8</text:p>
          </table:table-cell>
          <table:table-cell office:value-type="float" office:value="41">
            <text:p>41</text:p>
          </table:table-cell>
          <table:table-cell office:value-type="float" office:value="181">
            <text:p>181</text:p>
          </table:table-cell>
          <table:table-cell table:formula="of:=([.D30]+[.D29]+[.D28])/3" office:value-type="float" office:value="168">
            <text:p>168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7:07:21_488675</text:p>
          </table:table-cell>
          <table:table-cell office:value-type="float" office:value="12.9">
            <text:p>12.9</text:p>
          </table:table-cell>
          <table:table-cell office:value-type="float" office:value="-8">
            <text:p>-8</text:p>
          </table:table-cell>
          <table:table-cell office:value-type="float" office:value="135">
            <text:p>135</text:p>
          </table:table-cell>
          <table:table-cell table:formula="of:=([.D31]+[.D30]+[.D29])/3" office:value-type="float" office:value="165.666666666667">
            <text:p>165.6666666667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7:07:21_496925</text:p>
          </table:table-cell>
          <table:table-cell office:value-type="float" office:value="13">
            <text:p>13</text:p>
          </table:table-cell>
          <table:table-cell office:value-type="float" office:value="-8">
            <text:p>-8</text:p>
          </table:table-cell>
          <table:table-cell office:value-type="float" office:value="135">
            <text:p>135</text:p>
          </table:table-cell>
          <table:table-cell table:formula="of:=([.D32]+[.D31]+[.D30])/3" office:value-type="float" office:value="150.333333333333">
            <text:p>150.3333333333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7:07:21_505130</text:p>
          </table:table-cell>
          <table:table-cell office:value-type="float" office:value="13.1">
            <text:p>13.1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table:formula="of:=([.D33]+[.D32]+[.D31])/3" office:value-type="float" office:value="139.666666666667">
            <text:p>139.6666666667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7:07:21_513382</text:p>
          </table:table-cell>
          <table:table-cell office:value-type="float" office:value="13.2">
            <text:p>13.2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table:formula="of:=([.D34]+[.D33]+[.D32])/3" office:value-type="float" office:value="144.333333333333">
            <text:p>144.3333333333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7:07:21_521653</text:p>
          </table:table-cell>
          <table:table-cell office:value-type="float" office:value="13.3">
            <text:p>13.3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table:formula="of:=([.D35]+[.D34]+[.D33])/3" office:value-type="float" office:value="149">
            <text:p>149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7:07:21_529884</text:p>
          </table:table-cell>
          <table:table-cell office:value-type="float" office:value="13.4">
            <text:p>13.4</text:p>
          </table:table-cell>
          <table:table-cell office:value-type="float" office:value="-6">
            <text:p>-6</text:p>
          </table:table-cell>
          <table:table-cell office:value-type="float" office:value="162">
            <text:p>162</text:p>
          </table:table-cell>
          <table:table-cell table:formula="of:=([.D36]+[.D35]+[.D34])/3" office:value-type="float" office:value="153.333333333333">
            <text:p>153.3333333333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7:07:21_538103</text:p>
          </table:table-cell>
          <table:table-cell office:value-type="float" office:value="13.5">
            <text:p>13.5</text:p>
          </table:table-cell>
          <table:table-cell office:value-type="float" office:value="-6">
            <text:p>-6</text:p>
          </table:table-cell>
          <table:table-cell office:value-type="float" office:value="162">
            <text:p>162</text:p>
          </table:table-cell>
          <table:table-cell table:formula="of:=([.D37]+[.D36]+[.D35])/3" office:value-type="float" office:value="157.666666666667">
            <text:p>157.6666666667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7:07:21_546368</text:p>
          </table:table-cell>
          <table:table-cell office:value-type="float" office:value="13.6">
            <text:p>13.6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formula="of:=([.D38]+[.D37]+[.D36])/3" office:value-type="float" office:value="145.666666666667">
            <text:p>145.6666666667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7:07:21_554645</text:p>
          </table:table-cell>
          <table:table-cell office:value-type="float" office:value="13.7">
            <text:p>13.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formula="of:=([.D39]+[.D38]+[.D37])/3" office:value-type="float" office:value="129.333333333333">
            <text:p>129.3333333333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7:07:21_562997</text:p>
          </table:table-cell>
          <table:table-cell office:value-type="float" office:value="13.8">
            <text:p>13.8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formula="of:=([.D40]+[.D39]+[.D38])/3" office:value-type="float" office:value="117">
            <text:p>117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7:07:21_571343</text:p>
          </table:table-cell>
          <table:table-cell office:value-type="float" office:value="13.9">
            <text:p>13.9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formula="of:=([.D41]+[.D40]+[.D39])/3" office:value-type="float" office:value="121">
            <text:p>121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7:07:21_57968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formula="of:=([.D42]+[.D41]+[.D40])/3" office:value-type="float" office:value="125">
            <text:p>125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7:07:21_587983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46">
            <text:p>146</text:p>
          </table:table-cell>
          <table:table-cell table:formula="of:=([.D43]+[.D42]+[.D41])/3" office:value-type="float" office:value="132">
            <text:p>132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7:07:21_596360</text:p>
          </table:table-cell>
          <table:table-cell office:value-type="float" office:value="14.2">
            <text:p>14.2</text:p>
          </table:table-cell>
          <table:table-cell office:value-type="float" office:value="13">
            <text:p>13</text:p>
          </table:table-cell>
          <table:table-cell office:value-type="float" office:value="146">
            <text:p>146</text:p>
          </table:table-cell>
          <table:table-cell table:formula="of:=([.D44]+[.D43]+[.D42])/3" office:value-type="float" office:value="139">
            <text:p>139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7:07:21_604663</text:p>
          </table:table-cell>
          <table:table-cell office:value-type="float" office:value="14.3">
            <text:p>14.3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table:formula="of:=([.D45]+[.D44]+[.D43])/3" office:value-type="float" office:value="127.333333333333">
            <text:p>127.3333333333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7:07:21_613204</text:p>
          </table:table-cell>
          <table:table-cell office:value-type="float" office:value="14.4">
            <text:p>14.4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table:formula="of:=([.D46]+[.D45]+[.D44])/3" office:value-type="float" office:value="108.666666666667">
            <text:p>108.6666666667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7:07:21_621515</text:p>
          </table:table-cell>
          <table:table-cell office:value-type="float" office:value="14.5">
            <text:p>14.5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table:formula="of:=([.D47]+[.D46]+[.D45])/3" office:value-type="float" office:value="107.333333333333">
            <text:p>107.3333333333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7:07:21_629833</text:p>
          </table:table-cell>
          <table:table-cell office:value-type="float" office:value="14.6">
            <text:p>14.6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table:formula="of:=([.D48]+[.D47]+[.D46])/3" office:value-type="float" office:value="124.666666666667">
            <text:p>124.6666666667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7:07:21_638141</text:p>
          </table:table-cell>
          <table:table-cell office:value-type="float" office:value="14.7">
            <text:p>14.7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table:formula="of:=([.D49]+[.D48]+[.D47])/3" office:value-type="float" office:value="142">
            <text:p>142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7:07:21_646405</text:p>
          </table:table-cell>
          <table:table-cell office:value-type="float" office:value="14.8">
            <text:p>14.8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table:formula="of:=([.D50]+[.D49]+[.D48])/3" office:value-type="float" office:value="147.666666666667">
            <text:p>147.6666666667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7:07:21_654685</text:p>
          </table:table-cell>
          <table:table-cell office:value-type="float" office:value="14.9">
            <text:p>14.9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table:formula="of:=([.D51]+[.D50]+[.D49])/3" office:value-type="float" office:value="153.333333333333">
            <text:p>153.3333333333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7:07:21_66302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table:formula="of:=([.D52]+[.D51]+[.D50])/3" office:value-type="float" office:value="139.666666666667">
            <text:p>139.6666666667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7:07:21_671586</text:p>
          </table:table-cell>
          <table:table-cell office:value-type="float" office:value="15.1">
            <text:p>15.1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table:formula="of:=([.D53]+[.D52]+[.D51])/3" office:value-type="float" office:value="120.333333333333">
            <text:p>120.3333333333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7:07:21_679896</text:p>
          </table:table-cell>
          <table:table-cell office:value-type="float" office:value="15.2">
            <text:p>15.2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table:formula="of:=([.D54]+[.D53]+[.D52])/3" office:value-type="float" office:value="124.333333333333">
            <text:p>124.3333333333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7:07:21_688170</text:p>
          </table:table-cell>
          <table:table-cell office:value-type="float" office:value="15.3">
            <text:p>15.3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table:formula="of:=([.D55]+[.D54]+[.D53])/3" office:value-type="float" office:value="147.666666666667">
            <text:p>147.6666666667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7:07:21_696425</text:p>
          </table:table-cell>
          <table:table-cell office:value-type="float" office:value="15.4">
            <text:p>15.4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table:formula="of:=([.D56]+[.D55]+[.D54])/3" office:value-type="float" office:value="171">
            <text:p>171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7:07:21_704676</text:p>
          </table:table-cell>
          <table:table-cell office:value-type="float" office:value="15.5">
            <text:p>15.5</text:p>
          </table:table-cell>
          <table:table-cell office:value-type="float" office:value="67">
            <text:p>67</text:p>
          </table:table-cell>
          <table:table-cell office:value-type="float" office:value="139">
            <text:p>139</text:p>
          </table:table-cell>
          <table:table-cell table:formula="of:=([.D57]+[.D56]+[.D55])/3" office:value-type="float" office:value="160.333333333333">
            <text:p>160.3333333333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7:07:21_712925</text:p>
          </table:table-cell>
          <table:table-cell office:value-type="float" office:value="15.6">
            <text:p>15.6</text:p>
          </table:table-cell>
          <table:table-cell office:value-type="float" office:value="67">
            <text:p>67</text:p>
          </table:table-cell>
          <table:table-cell office:value-type="float" office:value="139">
            <text:p>139</text:p>
          </table:table-cell>
          <table:table-cell table:formula="of:=([.D58]+[.D57]+[.D56])/3" office:value-type="float" office:value="149.666666666667">
            <text:p>149.6666666667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7:07:21_721190</text:p>
          </table:table-cell>
          <table:table-cell office:value-type="float" office:value="15.7">
            <text:p>15.7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table:formula="of:=([.D59]+[.D58]+[.D57])/3" office:value-type="float" office:value="151.666666666667">
            <text:p>151.6666666667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7:07:21_729476</text:p>
          </table:table-cell>
          <table:table-cell office:value-type="float" office:value="15.8">
            <text:p>15.8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table:formula="of:=([.D60]+[.D59]+[.D58])/3" office:value-type="float" office:value="164.333333333333">
            <text:p>164.3333333333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7:07:21_738021</text:p>
          </table:table-cell>
          <table:table-cell office:value-type="float" office:value="15.9">
            <text:p>15.9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table:formula="of:=([.D61]+[.D60]+[.D59])/3" office:value-type="float" office:value="177">
            <text:p>177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7:07:21_7463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table:formula="of:=([.D62]+[.D61]+[.D60])/3" office:value-type="float" office:value="157.333333333333">
            <text:p>157.3333333333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7:07:21_754516</text:p>
          </table:table-cell>
          <table:table-cell office:value-type="float" office:value="16.1">
            <text:p>16.1</text:p>
          </table:table-cell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table:formula="of:=([.D63]+[.D62]+[.D61])/3" office:value-type="float" office:value="137.666666666667">
            <text:p>137.6666666667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7:07:21_762782</text:p>
          </table:table-cell>
          <table:table-cell office:value-type="float" office:value="16.2">
            <text:p>16.2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table:formula="of:=([.D64]+[.D63]+[.D62])/3" office:value-type="float" office:value="95">
            <text:p>95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7:07:21_772042</text:p>
          </table:table-cell>
          <table:table-cell office:value-type="float" office:value="16.3">
            <text:p>16.3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table:formula="of:=([.D65]+[.D64]+[.D63])/3" office:value-type="float" office:value="72">
            <text:p>72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7:07:21_780448</text:p>
          </table:table-cell>
          <table:table-cell office:value-type="float" office:value="16.4">
            <text:p>16.4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table:formula="of:=([.D66]+[.D65]+[.D64])/3" office:value-type="float" office:value="62.3333333333333">
            <text:p>62.3333333333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7:07:21_788780</text:p>
          </table:table-cell>
          <table:table-cell office:value-type="float" office:value="16.5">
            <text:p>16.5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table:formula="of:=([.D67]+[.D66]+[.D65])/3" office:value-type="float" office:value="75.6666666666667">
            <text:p>75.6666666667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7:07:21_797090</text:p>
          </table:table-cell>
          <table:table-cell office:value-type="float" office:value="16.6">
            <text:p>16.6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formula="of:=([.D68]+[.D67]+[.D66])/3" office:value-type="float" office:value="111.666666666667">
            <text:p>111.6666666667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7:07:21_805410</text:p>
          </table:table-cell>
          <table:table-cell office:value-type="float" office:value="16.7">
            <text:p>16.7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formula="of:=([.D69]+[.D68]+[.D67])/3" office:value-type="float" office:value="134.333333333333">
            <text:p>134.3333333333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7:07:21_813688</text:p>
          </table:table-cell>
          <table:table-cell office:value-type="float" office:value="16.8">
            <text:p>16.8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formula="of:=([.D70]+[.D69]+[.D68])/3" office:value-type="float" office:value="157">
            <text:p>157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7:07:21_822038</text:p>
          </table:table-cell>
          <table:table-cell office:value-type="float" office:value="16.9">
            <text:p>16.9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table:formula="of:=([.D71]+[.D70]+[.D69])/3" office:value-type="float" office:value="161">
            <text:p>161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7:07:21_830315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table:formula="of:=([.D72]+[.D71]+[.D70])/3" office:value-type="float" office:value="165">
            <text:p>165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7:07:21_838599</text:p>
          </table:table-cell>
          <table:table-cell office:value-type="float" office:value="17.1">
            <text:p>17.1</text:p>
          </table:table-cell>
          <table:table-cell office:value-type="float" office:value="-38">
            <text:p>-38</text:p>
          </table:table-cell>
          <table:table-cell office:value-type="float" office:value="143">
            <text:p>143</text:p>
          </table:table-cell>
          <table:table-cell table:formula="of:=([.D73]+[.D72]+[.D71])/3" office:value-type="float" office:value="160.333333333333">
            <text:p>160.3333333333</text:p>
          </table:table-cell>
          <table:table-cell office:value-type="float" office:value="-133">
            <text:p>-133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7:07:21_846899</text:p>
          </table:table-cell>
          <table:table-cell office:value-type="float" office:value="17.2">
            <text:p>17.2</text:p>
          </table:table-cell>
          <table:table-cell office:value-type="float" office:value="-38">
            <text:p>-38</text:p>
          </table:table-cell>
          <table:table-cell office:value-type="float" office:value="143">
            <text:p>143</text:p>
          </table:table-cell>
          <table:table-cell table:formula="of:=([.D74]+[.D73]+[.D72])/3" office:value-type="float" office:value="151.666666666667">
            <text:p>151.6666666667</text:p>
          </table:table-cell>
          <table:table-cell office:value-type="float" office:value="-133">
            <text:p>-133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7:07:21_855187</text:p>
          </table:table-cell>
          <table:table-cell office:value-type="float" office:value="17.3">
            <text:p>17.3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table:formula="of:=([.D75]+[.D74]+[.D73])/3" office:value-type="float" office:value="131.666666666667">
            <text:p>131.6666666667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7:07:21_863445</text:p>
          </table:table-cell>
          <table:table-cell office:value-type="float" office:value="17.4">
            <text:p>17.4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table:formula="of:=([.D76]+[.D75]+[.D74])/3" office:value-type="float" office:value="120.333333333333">
            <text:p>120.3333333333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7:07:21_871999</text:p>
          </table:table-cell>
          <table:table-cell office:value-type="float" office:value="17.5">
            <text:p>17.5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table:formula="of:=([.D77]+[.D76]+[.D75])/3" office:value-type="float" office:value="109">
            <text:p>109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7:07:21_880947</text:p>
          </table:table-cell>
          <table:table-cell office:value-type="float" office:value="17.6">
            <text:p>17.6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table:formula="of:=([.D78]+[.D77]+[.D76])/3" office:value-type="float" office:value="109.333333333333">
            <text:p>109.3333333333</text:p>
          </table:table-cell>
          <table:table-cell office:value-type="float" office:value="-417">
            <text:p>-417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7:07:21_889249</text:p>
          </table:table-cell>
          <table:table-cell office:value-type="float" office:value="17.7">
            <text:p>17.7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table:formula="of:=([.D79]+[.D78]+[.D77])/3" office:value-type="float" office:value="109.666666666667">
            <text:p>109.6666666667</text:p>
          </table:table-cell>
          <table:table-cell office:value-type="float" office:value="-417">
            <text:p>-417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7:07:21_897513</text:p>
          </table:table-cell>
          <table:table-cell office:value-type="float" office:value="17.8">
            <text:p>17.8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table:formula="of:=([.D80]+[.D79]+[.D78])/3" office:value-type="float" office:value="110">
            <text:p>11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7:07:21_905832</text:p>
          </table:table-cell>
          <table:table-cell office:value-type="float" office:value="17.9">
            <text:p>17.9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table:formula="of:=([.D81]+[.D80]+[.D79])/3" office:value-type="float" office:value="110">
            <text:p>11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7:07:21_914098</text:p>
          </table:table-cell>
          <table:table-cell office:value-type="float" office:value="18">
            <text:p>18</text:p>
          </table:table-cell>
          <table:table-cell office:value-type="float" office:value="-11">
            <text:p>-11</text:p>
          </table:table-cell>
          <table:table-cell office:value-type="float" office:value="150">
            <text:p>150</text:p>
          </table:table-cell>
          <table:table-cell table:formula="of:=([.D82]+[.D81]+[.D80])/3" office:value-type="float" office:value="123.333333333333">
            <text:p>123.3333333333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7:07:21_922386</text:p>
          </table:table-cell>
          <table:table-cell office:value-type="float" office:value="18.1">
            <text:p>18.1</text:p>
          </table:table-cell>
          <table:table-cell office:value-type="float" office:value="-11">
            <text:p>-11</text:p>
          </table:table-cell>
          <table:table-cell office:value-type="float" office:value="150">
            <text:p>150</text:p>
          </table:table-cell>
          <table:table-cell table:formula="of:=([.D83]+[.D82]+[.D81])/3" office:value-type="float" office:value="136.666666666667">
            <text:p>136.6666666667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7:07:21_930652</text:p>
          </table:table-cell>
          <table:table-cell office:value-type="float" office:value="18.2">
            <text:p>18.2</text:p>
          </table:table-cell>
          <table:table-cell office:value-type="float" office:value="-11">
            <text:p>-11</text:p>
          </table:table-cell>
          <table:table-cell office:value-type="float" office:value="150">
            <text:p>150</text:p>
          </table:table-cell>
          <table:table-cell table:formula="of:=([.D84]+[.D83]+[.D82])/3" office:value-type="float" office:value="150">
            <text:p>150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7:07:21_938912</text:p>
          </table:table-cell>
          <table:table-cell office:value-type="float" office:value="18.3">
            <text:p>18.3</text:p>
          </table:table-cell>
          <table:table-cell office:value-type="float" office:value="25">
            <text:p>25</text:p>
          </table:table-cell>
          <table:table-cell office:value-type="float" office:value="155">
            <text:p>155</text:p>
          </table:table-cell>
          <table:table-cell table:formula="of:=([.D85]+[.D84]+[.D83])/3" office:value-type="float" office:value="151.666666666667">
            <text:p>151.6666666667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7:07:21_947174</text:p>
          </table:table-cell>
          <table:table-cell office:value-type="float" office:value="18.4">
            <text:p>18.4</text:p>
          </table:table-cell>
          <table:table-cell office:value-type="float" office:value="25">
            <text:p>25</text:p>
          </table:table-cell>
          <table:table-cell office:value-type="float" office:value="155">
            <text:p>155</text:p>
          </table:table-cell>
          <table:table-cell table:formula="of:=([.D86]+[.D85]+[.D84])/3" office:value-type="float" office:value="153.333333333333">
            <text:p>153.3333333333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7:07:21_955425</text:p>
          </table:table-cell>
          <table:table-cell office:value-type="float" office:value="18.5">
            <text:p>18.5</text:p>
          </table:table-cell>
          <table:table-cell office:value-type="float" office:value="-79">
            <text:p>-79</text:p>
          </table:table-cell>
          <table:table-cell office:value-type="float" office:value="144">
            <text:p>144</text:p>
          </table:table-cell>
          <table:table-cell table:formula="of:=([.D87]+[.D86]+[.D85])/3" office:value-type="float" office:value="151.333333333333">
            <text:p>151.3333333333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7:07:21_963649</text:p>
          </table:table-cell>
          <table:table-cell office:value-type="float" office:value="18.6">
            <text:p>18.6</text:p>
          </table:table-cell>
          <table:table-cell office:value-type="float" office:value="-79">
            <text:p>-79</text:p>
          </table:table-cell>
          <table:table-cell office:value-type="float" office:value="144">
            <text:p>144</text:p>
          </table:table-cell>
          <table:table-cell table:formula="of:=([.D88]+[.D87]+[.D86])/3" office:value-type="float" office:value="147.666666666667">
            <text:p>147.6666666667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7:07:21_971948</text:p>
          </table:table-cell>
          <table:table-cell office:value-type="float" office:value="18.7">
            <text:p>18.7</text:p>
          </table:table-cell>
          <table:table-cell office:value-type="float" office:value="-41">
            <text:p>-41</text:p>
          </table:table-cell>
          <table:table-cell office:value-type="float" office:value="160">
            <text:p>160</text:p>
          </table:table-cell>
          <table:table-cell table:formula="of:=([.D89]+[.D88]+[.D87])/3" office:value-type="float" office:value="149.333333333333">
            <text:p>149.3333333333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7:07:21_980535</text:p>
          </table:table-cell>
          <table:table-cell office:value-type="float" office:value="18.8">
            <text:p>18.8</text:p>
          </table:table-cell>
          <table:table-cell office:value-type="float" office:value="-41">
            <text:p>-41</text:p>
          </table:table-cell>
          <table:table-cell office:value-type="float" office:value="160">
            <text:p>160</text:p>
          </table:table-cell>
          <table:table-cell table:formula="of:=([.D90]+[.D89]+[.D88])/3" office:value-type="float" office:value="154.666666666667">
            <text:p>154.6666666667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7:07:21_988856</text:p>
          </table:table-cell>
          <table:table-cell office:value-type="float" office:value="18.9">
            <text:p>18.9</text:p>
          </table:table-cell>
          <table:table-cell office:value-type="float" office:value="-41">
            <text:p>-41</text:p>
          </table:table-cell>
          <table:table-cell office:value-type="float" office:value="160">
            <text:p>160</text:p>
          </table:table-cell>
          <table:table-cell table:formula="of:=([.D91]+[.D90]+[.D89])/3" office:value-type="float" office:value="160">
            <text:p>160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7:07:21_997171</text:p>
          </table:table-cell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office:value-type="float" office:value="184">
            <text:p>184</text:p>
          </table:table-cell>
          <table:table-cell table:formula="of:=([.D92]+[.D91]+[.D90])/3" office:value-type="float" office:value="168">
            <text:p>168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7:07:22_005426</text:p>
          </table:table-cell>
          <table:table-cell office:value-type="float" office:value="19.1">
            <text:p>19.1</text:p>
          </table:table-cell>
          <table:table-cell office:value-type="float" office:value="72">
            <text:p>72</text:p>
          </table:table-cell>
          <table:table-cell office:value-type="float" office:value="184">
            <text:p>184</text:p>
          </table:table-cell>
          <table:table-cell table:formula="of:=([.D93]+[.D92]+[.D91])/3" office:value-type="float" office:value="176">
            <text:p>176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7:07:22_013721</text:p>
          </table:table-cell>
          <table:table-cell office:value-type="float" office:value="19.2">
            <text:p>19.2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table:formula="of:=([.D94]+[.D93]+[.D92])/3" office:value-type="float" office:value="169.333333333333">
            <text:p>169.3333333333</text:p>
          </table:table-cell>
          <table:table-cell office:value-type="float" office:value="-355">
            <text:p>-355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7:07:22_022116</text:p>
          </table:table-cell>
          <table:table-cell office:value-type="float" office:value="19.3">
            <text:p>19.3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table:formula="of:=([.D95]+[.D94]+[.D93])/3" office:value-type="float" office:value="154.666666666667">
            <text:p>154.6666666667</text:p>
          </table:table-cell>
          <table:table-cell office:value-type="float" office:value="-355">
            <text:p>-355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7:07:22_030443</text:p>
          </table:table-cell>
          <table:table-cell office:value-type="float" office:value="19.4">
            <text:p>19.4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formula="of:=([.D96]+[.D95]+[.D94])/3" office:value-type="float" office:value="110">
            <text:p>110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7:07:22_038745</text:p>
          </table:table-cell>
          <table:table-cell office:value-type="float" office:value="19.5">
            <text:p>19.5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formula="of:=([.D97]+[.D96]+[.D95])/3" office:value-type="float" office:value="80">
            <text:p>80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7:07:22_047052</text:p>
          </table:table-cell>
          <table:table-cell office:value-type="float" office:value="19.6">
            <text:p>19.6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formula="of:=([.D98]+[.D97]+[.D96])/3" office:value-type="float" office:value="50">
            <text:p>50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7:07:22_055326</text:p>
          </table:table-cell>
          <table:table-cell office:value-type="float" office:value="19.7">
            <text:p>19.7</text:p>
          </table:table-cell>
          <table:table-cell office:value-type="float" office:value="32">
            <text:p>32</text:p>
          </table:table-cell>
          <table:table-cell office:value-type="float" office:value="228">
            <text:p>228</text:p>
          </table:table-cell>
          <table:table-cell table:formula="of:=([.D99]+[.D98]+[.D97])/3" office:value-type="float" office:value="109.333333333333">
            <text:p>109.3333333333</text:p>
          </table:table-cell>
          <table:table-cell office:value-type="float" office:value="-197">
            <text:p>-197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7:07:22_063597</text:p>
          </table:table-cell>
          <table:table-cell office:value-type="float" office:value="19.8">
            <text:p>19.8</text:p>
          </table:table-cell>
          <table:table-cell office:value-type="float" office:value="32">
            <text:p>32</text:p>
          </table:table-cell>
          <table:table-cell office:value-type="float" office:value="228">
            <text:p>228</text:p>
          </table:table-cell>
          <table:table-cell table:formula="of:=([.D100]+[.D99]+[.D98])/3" office:value-type="float" office:value="168.666666666667">
            <text:p>168.6666666667</text:p>
          </table:table-cell>
          <table:table-cell office:value-type="float" office:value="-197">
            <text:p>-197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7:07:22_071867</text:p>
          </table:table-cell>
          <table:table-cell office:value-type="float" office:value="19.9">
            <text:p>19.9</text:p>
          </table:table-cell>
          <table:table-cell office:value-type="float" office:value="-54">
            <text:p>-54</text:p>
          </table:table-cell>
          <table:table-cell office:value-type="float" office:value="208">
            <text:p>208</text:p>
          </table:table-cell>
          <table:table-cell table:formula="of:=([.D101]+[.D100]+[.D99])/3" office:value-type="float" office:value="221.333333333333">
            <text:p>221.3333333333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7:07:22_080676</text:p>
          </table:table-cell>
          <table:table-cell office:value-type="float" office:value="20">
            <text:p>20</text:p>
          </table:table-cell>
          <table:table-cell office:value-type="float" office:value="-54">
            <text:p>-54</text:p>
          </table:table-cell>
          <table:table-cell office:value-type="float" office:value="208">
            <text:p>208</text:p>
          </table:table-cell>
          <table:table-cell table:formula="of:=([.D102]+[.D101]+[.D100])/3" office:value-type="float" office:value="214.666666666667">
            <text:p>214.6666666667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7:07:22_088963</text:p>
          </table:table-cell>
          <table:table-cell office:value-type="float" office:value="20.1">
            <text:p>20.1</text:p>
          </table:table-cell>
          <table:table-cell office:value-type="float" office:value="81">
            <text:p>81</text:p>
          </table:table-cell>
          <table:table-cell office:value-type="float" office:value="164">
            <text:p>164</text:p>
          </table:table-cell>
          <table:table-cell table:formula="of:=([.D103]+[.D102]+[.D101])/3" office:value-type="float" office:value="193.333333333333">
            <text:p>193.3333333333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7:07:22_097227</text:p>
          </table:table-cell>
          <table:table-cell office:value-type="float" office:value="20.2">
            <text:p>20.2</text:p>
          </table:table-cell>
          <table:table-cell office:value-type="float" office:value="81">
            <text:p>81</text:p>
          </table:table-cell>
          <table:table-cell office:value-type="float" office:value="164">
            <text:p>164</text:p>
          </table:table-cell>
          <table:table-cell table:formula="of:=([.D104]+[.D103]+[.D102])/3" office:value-type="float" office:value="178.666666666667">
            <text:p>178.6666666667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7:07:22_105495</text:p>
          </table:table-cell>
          <table:table-cell office:value-type="float" office:value="20.3">
            <text:p>20.3</text:p>
          </table:table-cell>
          <table:table-cell office:value-type="float" office:value="81">
            <text:p>81</text:p>
          </table:table-cell>
          <table:table-cell office:value-type="float" office:value="164">
            <text:p>164</text:p>
          </table:table-cell>
          <table:table-cell table:formula="of:=([.D105]+[.D104]+[.D103])/3" office:value-type="float" office:value="164">
            <text:p>164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7:07:22_113762</text:p>
          </table:table-cell>
          <table:table-cell office:value-type="float" office:value="20.4">
            <text:p>20.4</text:p>
          </table:table-cell>
          <table:table-cell office:value-type="float" office:value="-54">
            <text:p>-54</text:p>
          </table:table-cell>
          <table:table-cell office:value-type="float" office:value="215">
            <text:p>215</text:p>
          </table:table-cell>
          <table:table-cell table:formula="of:=([.D106]+[.D105]+[.D104])/3" office:value-type="float" office:value="181">
            <text:p>18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7:07:22_122048</text:p>
          </table:table-cell>
          <table:table-cell office:value-type="float" office:value="20.5">
            <text:p>20.5</text:p>
          </table:table-cell>
          <table:table-cell office:value-type="float" office:value="-54">
            <text:p>-54</text:p>
          </table:table-cell>
          <table:table-cell office:value-type="float" office:value="215">
            <text:p>215</text:p>
          </table:table-cell>
          <table:table-cell table:formula="of:=([.D107]+[.D106]+[.D105])/3" office:value-type="float" office:value="198">
            <text:p>19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7:07:22_130291</text:p>
          </table:table-cell>
          <table:table-cell office:value-type="float" office:value="20.6">
            <text:p>20.6</text:p>
          </table:table-cell>
          <table:table-cell office:value-type="float" office:value="-109">
            <text:p>-109</text:p>
          </table:table-cell>
          <table:table-cell office:value-type="float" office:value="54">
            <text:p>54</text:p>
          </table:table-cell>
          <table:table-cell table:formula="of:=([.D108]+[.D107]+[.D106])/3" office:value-type="float" office:value="161.333333333333">
            <text:p>161.3333333333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7:07:22_138535</text:p>
          </table:table-cell>
          <table:table-cell office:value-type="float" office:value="20.7">
            <text:p>20.7</text:p>
          </table:table-cell>
          <table:table-cell office:value-type="float" office:value="-109">
            <text:p>-109</text:p>
          </table:table-cell>
          <table:table-cell office:value-type="float" office:value="54">
            <text:p>54</text:p>
          </table:table-cell>
          <table:table-cell table:formula="of:=([.D109]+[.D108]+[.D107])/3" office:value-type="float" office:value="107.666666666667">
            <text:p>107.6666666667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7:07:22_146809</text:p>
          </table:table-cell>
          <table:table-cell office:value-type="float" office:value="20.8">
            <text:p>20.8</text:p>
          </table:table-cell>
          <table:table-cell office:value-type="float" office:value="-109">
            <text:p>-109</text:p>
          </table:table-cell>
          <table:table-cell office:value-type="float" office:value="54">
            <text:p>54</text:p>
          </table:table-cell>
          <table:table-cell table:formula="of:=([.D110]+[.D109]+[.D108])/3" office:value-type="float" office:value="54">
            <text:p>54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7:07:22_155075</text:p>
          </table:table-cell>
          <table:table-cell office:value-type="float" office:value="20.9">
            <text:p>20.9</text:p>
          </table:table-cell>
          <table:table-cell office:value-type="float" office:value="-79">
            <text:p>-79</text:p>
          </table:table-cell>
          <table:table-cell office:value-type="float" office:value="158">
            <text:p>158</text:p>
          </table:table-cell>
          <table:table-cell table:formula="of:=([.D111]+[.D110]+[.D109])/3" office:value-type="float" office:value="88.6666666666667">
            <text:p>88.6666666667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7:07:22_163346</text:p>
          </table:table-cell>
          <table:table-cell office:value-type="float" office:value="21">
            <text:p>21</text:p>
          </table:table-cell>
          <table:table-cell office:value-type="float" office:value="-79">
            <text:p>-79</text:p>
          </table:table-cell>
          <table:table-cell office:value-type="float" office:value="158">
            <text:p>158</text:p>
          </table:table-cell>
          <table:table-cell table:formula="of:=([.D112]+[.D111]+[.D110])/3" office:value-type="float" office:value="123.333333333333">
            <text:p>123.3333333333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7:07:22_171616</text:p>
          </table:table-cell>
          <table:table-cell office:value-type="float" office:value="21.1">
            <text:p>21.1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table:formula="of:=([.D113]+[.D112]+[.D111])/3" office:value-type="float" office:value="143.333333333333">
            <text:p>143.3333333333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7:07:22_180193</text:p>
          </table:table-cell>
          <table:table-cell office:value-type="float" office:value="21.2">
            <text:p>21.2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table:formula="of:=([.D114]+[.D113]+[.D112])/3" office:value-type="float" office:value="128.666666666667">
            <text:p>128.6666666667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7:07:22_188710</text:p>
          </table:table-cell>
          <table:table-cell office:value-type="float" office:value="21.3">
            <text:p>21.3</text:p>
          </table:table-cell>
          <table:table-cell office:value-type="float" office:value="82">
            <text:p>82</text:p>
          </table:table-cell>
          <table:table-cell office:value-type="float" office:value="179">
            <text:p>179</text:p>
          </table:table-cell>
          <table:table-cell table:formula="of:=([.D115]+[.D114]+[.D113])/3" office:value-type="float" office:value="135.666666666667">
            <text:p>135.6666666667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7:07:22_197060</text:p>
          </table:table-cell>
          <table:table-cell office:value-type="float" office:value="21.4">
            <text:p>21.4</text:p>
          </table:table-cell>
          <table:table-cell office:value-type="float" office:value="82">
            <text:p>82</text:p>
          </table:table-cell>
          <table:table-cell office:value-type="float" office:value="179">
            <text:p>179</text:p>
          </table:table-cell>
          <table:table-cell table:formula="of:=([.D116]+[.D115]+[.D114])/3" office:value-type="float" office:value="157.333333333333">
            <text:p>157.3333333333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7:07:22_205331</text:p>
          </table:table-cell>
          <table:table-cell office:value-type="float" office:value="21.5">
            <text:p>21.5</text:p>
          </table:table-cell>
          <table:table-cell office:value-type="float" office:value="82">
            <text:p>82</text:p>
          </table:table-cell>
          <table:table-cell office:value-type="float" office:value="179">
            <text:p>179</text:p>
          </table:table-cell>
          <table:table-cell table:formula="of:=([.D117]+[.D116]+[.D115])/3" office:value-type="float" office:value="179">
            <text:p>179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7:07:22_213618</text:p>
          </table:table-cell>
          <table:table-cell office:value-type="float" office:value="21.6">
            <text:p>21.6</text:p>
          </table:table-cell>
          <table:table-cell office:value-type="float" office:value="84">
            <text:p>84</text:p>
          </table:table-cell>
          <table:table-cell office:value-type="float" office:value="192">
            <text:p>192</text:p>
          </table:table-cell>
          <table:table-cell table:formula="of:=([.D118]+[.D117]+[.D116])/3" office:value-type="float" office:value="183.333333333333">
            <text:p>183.3333333333</text:p>
          </table:table-cell>
          <table:table-cell office:value-type="float" office:value="-386">
            <text:p>-386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7:07:22_221961</text:p>
          </table:table-cell>
          <table:table-cell office:value-type="float" office:value="21.7">
            <text:p>21.7</text:p>
          </table:table-cell>
          <table:table-cell office:value-type="float" office:value="84">
            <text:p>84</text:p>
          </table:table-cell>
          <table:table-cell office:value-type="float" office:value="192">
            <text:p>192</text:p>
          </table:table-cell>
          <table:table-cell table:formula="of:=([.D119]+[.D118]+[.D117])/3" office:value-type="float" office:value="187.666666666667">
            <text:p>187.6666666667</text:p>
          </table:table-cell>
          <table:table-cell office:value-type="float" office:value="-386">
            <text:p>-386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7:07:22_230265</text:p>
          </table:table-cell>
          <table:table-cell office:value-type="float" office:value="21.8">
            <text:p>21.8</text:p>
          </table:table-cell>
          <table:table-cell office:value-type="float" office:value="91">
            <text:p>91</text:p>
          </table:table-cell>
          <table:table-cell office:value-type="float" office:value="147">
            <text:p>147</text:p>
          </table:table-cell>
          <table:table-cell table:formula="of:=([.D120]+[.D119]+[.D118])/3" office:value-type="float" office:value="177">
            <text:p>177</text:p>
          </table:table-cell>
          <table:table-cell office:value-type="float" office:value="-415">
            <text:p>-415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7:07:22_238555</text:p>
          </table:table-cell>
          <table:table-cell office:value-type="float" office:value="21.9">
            <text:p>21.9</text:p>
          </table:table-cell>
          <table:table-cell office:value-type="float" office:value="91">
            <text:p>91</text:p>
          </table:table-cell>
          <table:table-cell office:value-type="float" office:value="147">
            <text:p>147</text:p>
          </table:table-cell>
          <table:table-cell table:formula="of:=([.D121]+[.D120]+[.D119])/3" office:value-type="float" office:value="162">
            <text:p>162</text:p>
          </table:table-cell>
          <table:table-cell office:value-type="float" office:value="-415">
            <text:p>-415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7:07:22_246819</text:p>
          </table:table-cell>
          <table:table-cell office:value-type="float" office:value="22">
            <text:p>22</text:p>
          </table:table-cell>
          <table:table-cell office:value-type="float" office:value="183">
            <text:p>183</text:p>
          </table:table-cell>
          <table:table-cell office:value-type="float" office:value="116">
            <text:p>116</text:p>
          </table:table-cell>
          <table:table-cell table:formula="of:=([.D122]+[.D121]+[.D120])/3" office:value-type="float" office:value="136.666666666667">
            <text:p>136.6666666667</text:p>
          </table:table-cell>
          <table:table-cell office:value-type="float" office:value="-422">
            <text:p>-422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7:07:22_255107</text:p>
          </table:table-cell>
          <table:table-cell office:value-type="float" office:value="22.1">
            <text:p>22.1</text:p>
          </table:table-cell>
          <table:table-cell office:value-type="float" office:value="183">
            <text:p>183</text:p>
          </table:table-cell>
          <table:table-cell office:value-type="float" office:value="116">
            <text:p>116</text:p>
          </table:table-cell>
          <table:table-cell table:formula="of:=([.D123]+[.D122]+[.D121])/3" office:value-type="float" office:value="126.333333333333">
            <text:p>126.3333333333</text:p>
          </table:table-cell>
          <table:table-cell office:value-type="float" office:value="-422">
            <text:p>-422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7:07:22_263370</text:p>
          </table:table-cell>
          <table:table-cell office:value-type="float" office:value="22.2">
            <text:p>22.2</text:p>
          </table:table-cell>
          <table:table-cell office:value-type="float" office:value="183">
            <text:p>183</text:p>
          </table:table-cell>
          <table:table-cell office:value-type="float" office:value="116">
            <text:p>116</text:p>
          </table:table-cell>
          <table:table-cell table:formula="of:=([.D124]+[.D123]+[.D122])/3" office:value-type="float" office:value="116">
            <text:p>116</text:p>
          </table:table-cell>
          <table:table-cell office:value-type="float" office:value="-422">
            <text:p>-422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7:07:22_271628</text:p>
          </table:table-cell>
          <table:table-cell office:value-type="float" office:value="22.3">
            <text:p>22.3</text:p>
          </table:table-cell>
          <table:table-cell office:value-type="float" office:value="222">
            <text:p>222</text:p>
          </table:table-cell>
          <table:table-cell office:value-type="float" office:value="112">
            <text:p>112</text:p>
          </table:table-cell>
          <table:table-cell table:formula="of:=([.D125]+[.D124]+[.D123])/3" office:value-type="float" office:value="114.666666666667">
            <text:p>114.6666666667</text:p>
          </table:table-cell>
          <table:table-cell office:value-type="float" office:value="-401">
            <text:p>-401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7:07:22_279916</text:p>
          </table:table-cell>
          <table:table-cell office:value-type="float" office:value="22.4">
            <text:p>22.4</text:p>
          </table:table-cell>
          <table:table-cell office:value-type="float" office:value="222">
            <text:p>222</text:p>
          </table:table-cell>
          <table:table-cell office:value-type="float" office:value="112">
            <text:p>112</text:p>
          </table:table-cell>
          <table:table-cell table:formula="of:=([.D126]+[.D125]+[.D124])/3" office:value-type="float" office:value="113.333333333333">
            <text:p>113.3333333333</text:p>
          </table:table-cell>
          <table:table-cell office:value-type="float" office:value="-401">
            <text:p>-401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7:07:22_288296</text:p>
          </table:table-cell>
          <table:table-cell office:value-type="float" office:value="22.5">
            <text:p>22.5</text:p>
          </table:table-cell>
          <table:table-cell office:value-type="float" office:value="152">
            <text:p>152</text:p>
          </table:table-cell>
          <table:table-cell office:value-type="float" office:value="93">
            <text:p>93</text:p>
          </table:table-cell>
          <table:table-cell table:formula="of:=([.D127]+[.D126]+[.D125])/3" office:value-type="float" office:value="105.666666666667">
            <text:p>105.6666666667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7:07:22_296575</text:p>
          </table:table-cell>
          <table:table-cell office:value-type="float" office:value="22.6">
            <text:p>22.6</text:p>
          </table:table-cell>
          <table:table-cell office:value-type="float" office:value="152">
            <text:p>152</text:p>
          </table:table-cell>
          <table:table-cell office:value-type="float" office:value="93">
            <text:p>93</text:p>
          </table:table-cell>
          <table:table-cell table:formula="of:=([.D128]+[.D127]+[.D126])/3" office:value-type="float" office:value="99.3333333333333">
            <text:p>99.3333333333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7:07:22_304830</text:p>
          </table:table-cell>
          <table:table-cell office:value-type="float" office:value="22.7">
            <text:p>22.7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table:formula="of:=([.D129]+[.D128]+[.D127])/3" office:value-type="float" office:value="102.333333333333">
            <text:p>102.3333333333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7:07:22_313095</text:p>
          </table:table-cell>
          <table:table-cell office:value-type="float" office:value="22.8">
            <text:p>22.8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table:formula="of:=([.D130]+[.D129]+[.D128])/3" office:value-type="float" office:value="111.666666666667">
            <text:p>111.6666666667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7:07:22_321369</text:p>
          </table:table-cell>
          <table:table-cell office:value-type="float" office:value="22.9">
            <text:p>22.9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table:formula="of:=([.D131]+[.D130]+[.D129])/3" office:value-type="float" office:value="121">
            <text:p>121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7:07:22_329643</text:p>
          </table:table-cell>
          <table:table-cell office:value-type="float" office:value="23">
            <text:p>23</text:p>
          </table:table-cell>
          <table:table-cell office:value-type="float" office:value="-49">
            <text:p>-49</text:p>
          </table:table-cell>
          <table:table-cell office:value-type="float" office:value="214">
            <text:p>214</text:p>
          </table:table-cell>
          <table:table-cell table:formula="of:=([.D132]+[.D131]+[.D130])/3" office:value-type="float" office:value="152">
            <text:p>152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7:07:22_337843</text:p>
          </table:table-cell>
          <table:table-cell office:value-type="float" office:value="23.1">
            <text:p>23.1</text:p>
          </table:table-cell>
          <table:table-cell office:value-type="float" office:value="-49">
            <text:p>-49</text:p>
          </table:table-cell>
          <table:table-cell office:value-type="float" office:value="214">
            <text:p>214</text:p>
          </table:table-cell>
          <table:table-cell table:formula="of:=([.D133]+[.D132]+[.D131])/3" office:value-type="float" office:value="183">
            <text:p>183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7:07:22_346256</text:p>
          </table:table-cell>
          <table:table-cell office:value-type="float" office:value="23.2">
            <text:p>23.2</text:p>
          </table:table-cell>
          <table:table-cell office:value-type="float" office:value="24">
            <text:p>24</text:p>
          </table:table-cell>
          <table:table-cell office:value-type="float" office:value="169">
            <text:p>169</text:p>
          </table:table-cell>
          <table:table-cell table:formula="of:=([.D134]+[.D133]+[.D132])/3" office:value-type="float" office:value="199">
            <text:p>199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7:07:22_354529</text:p>
          </table:table-cell>
          <table:table-cell office:value-type="float" office:value="23.3">
            <text:p>23.3</text:p>
          </table:table-cell>
          <table:table-cell office:value-type="float" office:value="24">
            <text:p>24</text:p>
          </table:table-cell>
          <table:table-cell office:value-type="float" office:value="169">
            <text:p>169</text:p>
          </table:table-cell>
          <table:table-cell table:formula="of:=([.D135]+[.D134]+[.D133])/3" office:value-type="float" office:value="184">
            <text:p>184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7:07:22_362826</text:p>
          </table:table-cell>
          <table:table-cell office:value-type="float" office:value="23.4">
            <text:p>23.4</text:p>
          </table:table-cell>
          <table:table-cell office:value-type="float" office:value="-110">
            <text:p>-110</text:p>
          </table:table-cell>
          <table:table-cell office:value-type="float" office:value="229">
            <text:p>229</text:p>
          </table:table-cell>
          <table:table-cell table:formula="of:=([.D136]+[.D135]+[.D134])/3" office:value-type="float" office:value="189">
            <text:p>189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7:07:22_371112</text:p>
          </table:table-cell>
          <table:table-cell office:value-type="float" office:value="23.5">
            <text:p>23.5</text:p>
          </table:table-cell>
          <table:table-cell office:value-type="float" office:value="-110">
            <text:p>-110</text:p>
          </table:table-cell>
          <table:table-cell office:value-type="float" office:value="229">
            <text:p>229</text:p>
          </table:table-cell>
          <table:table-cell table:formula="of:=([.D137]+[.D136]+[.D135])/3" office:value-type="float" office:value="209">
            <text:p>209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7:07:22_379702</text:p>
          </table:table-cell>
          <table:table-cell office:value-type="float" office:value="23.6">
            <text:p>23.6</text:p>
          </table:table-cell>
          <table:table-cell office:value-type="float" office:value="-110">
            <text:p>-110</text:p>
          </table:table-cell>
          <table:table-cell office:value-type="float" office:value="229">
            <text:p>229</text:p>
          </table:table-cell>
          <table:table-cell table:formula="of:=([.D138]+[.D137]+[.D136])/3" office:value-type="float" office:value="229">
            <text:p>229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7:07:22_388102</text:p>
          </table:table-cell>
          <table:table-cell office:value-type="float" office:value="23.7">
            <text:p>23.7</text:p>
          </table:table-cell>
          <table:table-cell office:value-type="float" office:value="-23">
            <text:p>-23</text:p>
          </table:table-cell>
          <table:table-cell office:value-type="float" office:value="132">
            <text:p>132</text:p>
          </table:table-cell>
          <table:table-cell table:formula="of:=([.D139]+[.D138]+[.D137])/3" office:value-type="float" office:value="196.666666666667">
            <text:p>196.6666666667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7:07:22_396959</text:p>
          </table:table-cell>
          <table:table-cell office:value-type="float" office:value="23.8">
            <text:p>23.8</text:p>
          </table:table-cell>
          <table:table-cell office:value-type="float" office:value="-23">
            <text:p>-23</text:p>
          </table:table-cell>
          <table:table-cell office:value-type="float" office:value="132">
            <text:p>132</text:p>
          </table:table-cell>
          <table:table-cell table:formula="of:=([.D140]+[.D139]+[.D138])/3" office:value-type="float" office:value="164.333333333333">
            <text:p>164.3333333333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7:07:22_405251</text:p>
          </table:table-cell>
          <table:table-cell office:value-type="float" office:value="23.9">
            <text:p>23.9</text:p>
          </table:table-cell>
          <table:table-cell office:value-type="float" office:value="-137">
            <text:p>-137</text:p>
          </table:table-cell>
          <table:table-cell office:value-type="float" office:value="152">
            <text:p>152</text:p>
          </table:table-cell>
          <table:table-cell table:formula="of:=([.D141]+[.D140]+[.D139])/3" office:value-type="float" office:value="138.666666666667">
            <text:p>138.666666666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7:07:22_413562</text:p>
          </table:table-cell>
          <table:table-cell office:value-type="float" office:value="24">
            <text:p>24</text:p>
          </table:table-cell>
          <table:table-cell office:value-type="float" office:value="-137">
            <text:p>-137</text:p>
          </table:table-cell>
          <table:table-cell office:value-type="float" office:value="152">
            <text:p>152</text:p>
          </table:table-cell>
          <table:table-cell table:formula="of:=([.D142]+[.D141]+[.D140])/3" office:value-type="float" office:value="145.333333333333">
            <text:p>145.333333333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7:07:22_421887</text:p>
          </table:table-cell>
          <table:table-cell office:value-type="float" office:value="24.1">
            <text:p>24.1</text:p>
          </table:table-cell>
          <table:table-cell office:value-type="float" office:value="-145">
            <text:p>-145</text:p>
          </table:table-cell>
          <table:table-cell office:value-type="float" office:value="249">
            <text:p>249</text:p>
          </table:table-cell>
          <table:table-cell table:formula="of:=([.D143]+[.D142]+[.D141])/3" office:value-type="float" office:value="184.333333333333">
            <text:p>184.3333333333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7:07:22_430208</text:p>
          </table:table-cell>
          <table:table-cell office:value-type="float" office:value="24.2">
            <text:p>24.2</text:p>
          </table:table-cell>
          <table:table-cell office:value-type="float" office:value="-145">
            <text:p>-145</text:p>
          </table:table-cell>
          <table:table-cell office:value-type="float" office:value="249">
            <text:p>249</text:p>
          </table:table-cell>
          <table:table-cell table:formula="of:=([.D144]+[.D143]+[.D142])/3" office:value-type="float" office:value="216.666666666667">
            <text:p>216.6666666667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7:07:22_438491</text:p>
          </table:table-cell>
          <table:table-cell office:value-type="float" office:value="24.3">
            <text:p>24.3</text:p>
          </table:table-cell>
          <table:table-cell office:value-type="float" office:value="-145">
            <text:p>-145</text:p>
          </table:table-cell>
          <table:table-cell office:value-type="float" office:value="249">
            <text:p>249</text:p>
          </table:table-cell>
          <table:table-cell table:formula="of:=([.D145]+[.D144]+[.D143])/3" office:value-type="float" office:value="249">
            <text:p>249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7:07:22_446747</text:p>
          </table:table-cell>
          <table:table-cell office:value-type="float" office:value="24.4">
            <text:p>24.4</text:p>
          </table:table-cell>
          <table:table-cell office:value-type="float" office:value="-61">
            <text:p>-61</text:p>
          </table:table-cell>
          <table:table-cell office:value-type="float" office:value="219">
            <text:p>219</text:p>
          </table:table-cell>
          <table:table-cell table:formula="of:=([.D146]+[.D145]+[.D144])/3" office:value-type="float" office:value="239">
            <text:p>239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7:07:22_455071</text:p>
          </table:table-cell>
          <table:table-cell office:value-type="float" office:value="24.5">
            <text:p>24.5</text:p>
          </table:table-cell>
          <table:table-cell office:value-type="float" office:value="-61">
            <text:p>-61</text:p>
          </table:table-cell>
          <table:table-cell office:value-type="float" office:value="219">
            <text:p>219</text:p>
          </table:table-cell>
          <table:table-cell table:formula="of:=([.D147]+[.D146]+[.D145])/3" office:value-type="float" office:value="229">
            <text:p>229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7:07:22_463331</text:p>
          </table:table-cell>
          <table:table-cell office:value-type="float" office:value="24.6">
            <text:p>24.6</text:p>
          </table:table-cell>
          <table:table-cell office:value-type="float" office:value="-7">
            <text:p>-7</text:p>
          </table:table-cell>
          <table:table-cell office:value-type="float" office:value="226">
            <text:p>226</text:p>
          </table:table-cell>
          <table:table-cell table:formula="of:=([.D148]+[.D147]+[.D146])/3" office:value-type="float" office:value="221.333333333333">
            <text:p>221.3333333333</text:p>
          </table:table-cell>
          <table:table-cell office:value-type="float" office:value="-160">
            <text:p>-16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7:07:22_471591</text:p>
          </table:table-cell>
          <table:table-cell office:value-type="float" office:value="24.7">
            <text:p>24.7</text:p>
          </table:table-cell>
          <table:table-cell office:value-type="float" office:value="-7">
            <text:p>-7</text:p>
          </table:table-cell>
          <table:table-cell office:value-type="float" office:value="226">
            <text:p>226</text:p>
          </table:table-cell>
          <table:table-cell table:formula="of:=([.D149]+[.D148]+[.D147])/3" office:value-type="float" office:value="223.666666666667">
            <text:p>223.6666666667</text:p>
          </table:table-cell>
          <table:table-cell office:value-type="float" office:value="-160">
            <text:p>-16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7:07:22_479867</text:p>
          </table:table-cell>
          <table:table-cell office:value-type="float" office:value="24.8">
            <text:p>24.8</text:p>
          </table:table-cell>
          <table:table-cell office:value-type="float" office:value="-110">
            <text:p>-110</text:p>
          </table:table-cell>
          <table:table-cell office:value-type="float" office:value="210">
            <text:p>210</text:p>
          </table:table-cell>
          <table:table-cell table:formula="of:=([.D150]+[.D149]+[.D148])/3" office:value-type="float" office:value="220.666666666667">
            <text:p>220.6666666667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7:07:22_489168</text:p>
          </table:table-cell>
          <table:table-cell office:value-type="float" office:value="24.9">
            <text:p>24.9</text:p>
          </table:table-cell>
          <table:table-cell office:value-type="float" office:value="-110">
            <text:p>-110</text:p>
          </table:table-cell>
          <table:table-cell office:value-type="float" office:value="210">
            <text:p>210</text:p>
          </table:table-cell>
          <table:table-cell table:formula="of:=([.D151]+[.D150]+[.D149])/3" office:value-type="float" office:value="215.333333333333">
            <text:p>215.3333333333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7:07:22_497467</text:p>
          </table:table-cell>
          <table:table-cell office:value-type="float" office:value="25">
            <text:p>25</text:p>
          </table:table-cell>
          <table:table-cell office:value-type="float" office:value="-110">
            <text:p>-110</text:p>
          </table:table-cell>
          <table:table-cell office:value-type="float" office:value="210">
            <text:p>210</text:p>
          </table:table-cell>
          <table:table-cell table:formula="of:=([.D152]+[.D151]+[.D150])/3" office:value-type="float" office:value="210">
            <text:p>210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7:07:22_505674</text:p>
          </table:table-cell>
          <table:table-cell office:value-type="float" office:value="25.1">
            <text:p>25.1</text:p>
          </table:table-cell>
          <table:table-cell office:value-type="float" office:value="-114">
            <text:p>-114</text:p>
          </table:table-cell>
          <table:table-cell office:value-type="float" office:value="110">
            <text:p>110</text:p>
          </table:table-cell>
          <table:table-cell table:formula="of:=([.D153]+[.D152]+[.D151])/3" office:value-type="float" office:value="176.666666666667">
            <text:p>176.666666666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7:07:22_513942</text:p>
          </table:table-cell>
          <table:table-cell office:value-type="float" office:value="25.2">
            <text:p>25.2</text:p>
          </table:table-cell>
          <table:table-cell office:value-type="float" office:value="-114">
            <text:p>-114</text:p>
          </table:table-cell>
          <table:table-cell office:value-type="float" office:value="110">
            <text:p>110</text:p>
          </table:table-cell>
          <table:table-cell table:formula="of:=([.D154]+[.D153]+[.D152])/3" office:value-type="float" office:value="143.333333333333">
            <text:p>143.33333333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7:07:22_522218</text:p>
          </table:table-cell>
          <table:table-cell office:value-type="float" office:value="25.3">
            <text:p>25.3</text:p>
          </table:table-cell>
          <table:table-cell office:value-type="float" office:value="-70">
            <text:p>-70</text:p>
          </table:table-cell>
          <table:table-cell office:value-type="float" office:value="229">
            <text:p>229</text:p>
          </table:table-cell>
          <table:table-cell table:formula="of:=([.D155]+[.D154]+[.D153])/3" office:value-type="float" office:value="149.666666666667">
            <text:p>149.6666666667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7:07:22_530460</text:p>
          </table:table-cell>
          <table:table-cell office:value-type="float" office:value="25.4">
            <text:p>25.4</text:p>
          </table:table-cell>
          <table:table-cell office:value-type="float" office:value="-70">
            <text:p>-70</text:p>
          </table:table-cell>
          <table:table-cell office:value-type="float" office:value="229">
            <text:p>229</text:p>
          </table:table-cell>
          <table:table-cell table:formula="of:=([.D156]+[.D155]+[.D154])/3" office:value-type="float" office:value="189.333333333333">
            <text:p>189.3333333333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7:07:22_538793</text:p>
          </table:table-cell>
          <table:table-cell office:value-type="float" office:value="25.5">
            <text:p>25.5</text:p>
          </table:table-cell>
          <table:table-cell office:value-type="float" office:value="-2">
            <text:p>-2</text:p>
          </table:table-cell>
          <table:table-cell office:value-type="float" office:value="153">
            <text:p>153</text:p>
          </table:table-cell>
          <table:table-cell table:formula="of:=([.D157]+[.D156]+[.D155])/3" office:value-type="float" office:value="203.666666666667">
            <text:p>203.6666666667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7:07:22_547070</text:p>
          </table:table-cell>
          <table:table-cell office:value-type="float" office:value="25.6">
            <text:p>25.6</text:p>
          </table:table-cell>
          <table:table-cell office:value-type="float" office:value="-2">
            <text:p>-2</text:p>
          </table:table-cell>
          <table:table-cell office:value-type="float" office:value="153">
            <text:p>153</text:p>
          </table:table-cell>
          <table:table-cell table:formula="of:=([.D158]+[.D157]+[.D156])/3" office:value-type="float" office:value="178.333333333333">
            <text:p>178.3333333333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7:07:22_555345</text:p>
          </table:table-cell>
          <table:table-cell office:value-type="float" office:value="25.7">
            <text:p>25.7</text:p>
          </table:table-cell>
          <table:table-cell office:value-type="float" office:value="-2">
            <text:p>-2</text:p>
          </table:table-cell>
          <table:table-cell office:value-type="float" office:value="153">
            <text:p>153</text:p>
          </table:table-cell>
          <table:table-cell table:formula="of:=([.D159]+[.D158]+[.D157])/3" office:value-type="float" office:value="153">
            <text:p>153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7:07:22_563623</text:p>
          </table:table-cell>
          <table:table-cell office:value-type="float" office:value="25.8">
            <text:p>25.8</text:p>
          </table:table-cell>
          <table:table-cell office:value-type="float" office:value="-50">
            <text:p>-50</text:p>
          </table:table-cell>
          <table:table-cell office:value-type="float" office:value="101">
            <text:p>101</text:p>
          </table:table-cell>
          <table:table-cell table:formula="of:=([.D160]+[.D159]+[.D158])/3" office:value-type="float" office:value="135.666666666667">
            <text:p>135.6666666667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7:07:22_571913</text:p>
          </table:table-cell>
          <table:table-cell office:value-type="float" office:value="25.9">
            <text:p>25.9</text:p>
          </table:table-cell>
          <table:table-cell office:value-type="float" office:value="-50">
            <text:p>-50</text:p>
          </table:table-cell>
          <table:table-cell office:value-type="float" office:value="101">
            <text:p>101</text:p>
          </table:table-cell>
          <table:table-cell table:formula="of:=([.D161]+[.D160]+[.D159])/3" office:value-type="float" office:value="118.333333333333">
            <text:p>118.3333333333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7:07:22_580238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table:formula="of:=([.D162]+[.D161]+[.D160])/3" office:value-type="float" office:value="123.666666666667">
            <text:p>123.6666666667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7:07:22_588976</text:p>
          </table:table-cell>
          <table:table-cell office:value-type="float" office:value="26.1">
            <text:p>26.1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table:formula="of:=([.D163]+[.D162]+[.D161])/3" office:value-type="float" office:value="146.333333333333">
            <text:p>146.3333333333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7:07:22_597684</text:p>
          </table:table-cell>
          <table:table-cell office:value-type="float" office:value="26.2">
            <text:p>26.2</text:p>
          </table:table-cell>
          <table:table-cell office:value-type="float" office:value="27">
            <text:p>27</text:p>
          </table:table-cell>
          <table:table-cell office:value-type="float" office:value="259">
            <text:p>259</text:p>
          </table:table-cell>
          <table:table-cell table:formula="of:=([.D164]+[.D163]+[.D162])/3" office:value-type="float" office:value="199">
            <text:p>199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7:07:22_606429</text:p>
          </table:table-cell>
          <table:table-cell office:value-type="float" office:value="26.3">
            <text:p>26.3</text:p>
          </table:table-cell>
          <table:table-cell office:value-type="float" office:value="27">
            <text:p>27</text:p>
          </table:table-cell>
          <table:table-cell office:value-type="float" office:value="259">
            <text:p>259</text:p>
          </table:table-cell>
          <table:table-cell table:formula="of:=([.D165]+[.D164]+[.D163])/3" office:value-type="float" office:value="229">
            <text:p>229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7:07:22_614729</text:p>
          </table:table-cell>
          <table:table-cell office:value-type="float" office:value="26.4">
            <text:p>26.4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table:formula="of:=([.D166]+[.D165]+[.D164])/3" office:value-type="float" office:value="215.666666666667">
            <text:p>215.6666666667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7:07:22_623064</text:p>
          </table:table-cell>
          <table:table-cell office:value-type="float" office:value="26.5">
            <text:p>26.5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table:formula="of:=([.D167]+[.D166]+[.D165])/3" office:value-type="float" office:value="172.333333333333">
            <text:p>172.3333333333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7:07:22_631321</text:p>
          </table:table-cell>
          <table:table-cell office:value-type="float" office:value="26.6">
            <text:p>26.6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table:formula="of:=([.D168]+[.D167]+[.D166])/3" office:value-type="float" office:value="129">
            <text:p>129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7:07:22_639640</text:p>
          </table:table-cell>
          <table:table-cell office:value-type="float" office:value="26.7">
            <text:p>26.7</text:p>
          </table:table-cell>
          <table:table-cell office:value-type="float" office:value="264">
            <text:p>264</text:p>
          </table:table-cell>
          <table:table-cell office:value-type="float" office:value="-17">
            <text:p>-17</text:p>
          </table:table-cell>
          <table:table-cell table:formula="of:=([.D169]+[.D168]+[.D167])/3" office:value-type="float" office:value="80.3333333333333">
            <text:p>80.3333333333</text:p>
          </table:table-cell>
          <table:table-cell office:value-type="float" office:value="-373">
            <text:p>-373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7:07:22_647932</text:p>
          </table:table-cell>
          <table:table-cell office:value-type="float" office:value="26.8">
            <text:p>26.8</text:p>
          </table:table-cell>
          <table:table-cell office:value-type="float" office:value="264">
            <text:p>264</text:p>
          </table:table-cell>
          <table:table-cell office:value-type="float" office:value="-17">
            <text:p>-17</text:p>
          </table:table-cell>
          <table:table-cell table:formula="of:=([.D170]+[.D169]+[.D168])/3" office:value-type="float" office:value="31.6666666666667">
            <text:p>31.6666666667</text:p>
          </table:table-cell>
          <table:table-cell office:value-type="float" office:value="-373">
            <text:p>-373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7:07:22_656192</text:p>
          </table:table-cell>
          <table:table-cell office:value-type="float" office:value="26.9">
            <text:p>26.9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table:formula="of:=([.D171]+[.D170]+[.D169])/3" office:value-type="float" office:value="31.3333333333333">
            <text:p>31.333333333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7:07:22_664441</text:p>
          </table:table-cell>
          <table:table-cell office:value-type="float" office:value="27">
            <text:p>27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table:formula="of:=([.D172]+[.D171]+[.D170])/3" office:value-type="float" office:value="79.6666666666667">
            <text:p>79.6666666667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7:07:22_672705</text:p>
          </table:table-cell>
          <table:table-cell office:value-type="float" office:value="27.1">
            <text:p>27.1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table:formula="of:=([.D173]+[.D172]+[.D171])/3" office:value-type="float" office:value="128">
            <text:p>128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7:07:22_680977</text:p>
          </table:table-cell>
          <table:table-cell office:value-type="float" office:value="27.2">
            <text:p>27.2</text:p>
          </table:table-cell>
          <table:table-cell office:value-type="float" office:value="109">
            <text:p>109</text:p>
          </table:table-cell>
          <table:table-cell office:value-type="float" office:value="206">
            <text:p>206</text:p>
          </table:table-cell>
          <table:table-cell table:formula="of:=([.D174]+[.D173]+[.D172])/3" office:value-type="float" office:value="154">
            <text:p>154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7:07:22_689241</text:p>
          </table:table-cell>
          <table:table-cell office:value-type="float" office:value="27.3">
            <text:p>27.3</text:p>
          </table:table-cell>
          <table:table-cell office:value-type="float" office:value="109">
            <text:p>109</text:p>
          </table:table-cell>
          <table:table-cell office:value-type="float" office:value="206">
            <text:p>206</text:p>
          </table:table-cell>
          <table:table-cell table:formula="of:=([.D175]+[.D174]+[.D173])/3" office:value-type="float" office:value="180">
            <text:p>180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7:07:22_697551</text:p>
          </table:table-cell>
          <table:table-cell office:value-type="float" office:value="27.4">
            <text:p>27.4</text:p>
          </table:table-cell>
          <table:table-cell office:value-type="float" office:value="55">
            <text:p>55</text:p>
          </table:table-cell>
          <table:table-cell office:value-type="float" office:value="264">
            <text:p>264</text:p>
          </table:table-cell>
          <table:table-cell table:formula="of:=([.D176]+[.D175]+[.D174])/3" office:value-type="float" office:value="225.333333333333">
            <text:p>225.3333333333</text:p>
          </table:table-cell>
          <table:table-cell office:value-type="float" office:value="-463">
            <text:p>-463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7:07:22_705883</text:p>
          </table:table-cell>
          <table:table-cell office:value-type="float" office:value="27.5">
            <text:p>27.5</text:p>
          </table:table-cell>
          <table:table-cell office:value-type="float" office:value="55">
            <text:p>55</text:p>
          </table:table-cell>
          <table:table-cell office:value-type="float" office:value="264">
            <text:p>264</text:p>
          </table:table-cell>
          <table:table-cell table:formula="of:=([.D177]+[.D176]+[.D175])/3" office:value-type="float" office:value="244.666666666667">
            <text:p>244.6666666667</text:p>
          </table:table-cell>
          <table:table-cell office:value-type="float" office:value="-463">
            <text:p>-463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7:07:22_714139</text:p>
          </table:table-cell>
          <table:table-cell office:value-type="float" office:value="27.6">
            <text:p>27.6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formula="of:=([.D178]+[.D177]+[.D176])/3" office:value-type="float" office:value="233.666666666667">
            <text:p>233.6666666667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7:07:22_722425</text:p>
          </table:table-cell>
          <table:table-cell office:value-type="float" office:value="27.7">
            <text:p>27.7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formula="of:=([.D179]+[.D178]+[.D177])/3" office:value-type="float" office:value="203.333333333333">
            <text:p>203.3333333333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7:07:22_730856</text:p>
          </table:table-cell>
          <table:table-cell office:value-type="float" office:value="27.8">
            <text:p>27.8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formula="of:=([.D180]+[.D179]+[.D178])/3" office:value-type="float" office:value="173">
            <text:p>173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7:07:22_739191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formula="of:=([.D181]+[.D180]+[.D179])/3" office:value-type="float" office:value="150">
            <text:p>150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7:07:22_747468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formula="of:=([.D182]+[.D181]+[.D180])/3" office:value-type="float" office:value="127">
            <text:p>127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7:07:22_755687</text:p>
          </table:table-cell>
          <table:table-cell office:value-type="float" office:value="28.1">
            <text:p>28.1</text:p>
          </table:table-cell>
          <table:table-cell office:value-type="float" office:value="-101">
            <text:p>-101</text:p>
          </table:table-cell>
          <table:table-cell office:value-type="float" office:value="120">
            <text:p>120</text:p>
          </table:table-cell>
          <table:table-cell table:formula="of:=([.D183]+[.D182]+[.D181])/3" office:value-type="float" office:value="109.333333333333">
            <text:p>109.3333333333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7:07:22_763955</text:p>
          </table:table-cell>
          <table:table-cell office:value-type="float" office:value="28.2">
            <text:p>28.2</text:p>
          </table:table-cell>
          <table:table-cell office:value-type="float" office:value="-101">
            <text:p>-101</text:p>
          </table:table-cell>
          <table:table-cell office:value-type="float" office:value="120">
            <text:p>120</text:p>
          </table:table-cell>
          <table:table-cell table:formula="of:=([.D184]+[.D183]+[.D182])/3" office:value-type="float" office:value="114.666666666667">
            <text:p>114.6666666667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7:07:22_772288</text:p>
          </table:table-cell>
          <table:table-cell office:value-type="float" office:value="28.3">
            <text:p>28.3</text:p>
          </table:table-cell>
          <table:table-cell office:value-type="float" office:value="-53">
            <text:p>-53</text:p>
          </table:table-cell>
          <table:table-cell office:value-type="float" office:value="308">
            <text:p>308</text:p>
          </table:table-cell>
          <table:table-cell table:formula="of:=([.D185]+[.D184]+[.D183])/3" office:value-type="float" office:value="182.666666666667">
            <text:p>182.6666666667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7:07:22_780733</text:p>
          </table:table-cell>
          <table:table-cell office:value-type="float" office:value="28.4">
            <text:p>28.4</text:p>
          </table:table-cell>
          <table:table-cell office:value-type="float" office:value="-53">
            <text:p>-53</text:p>
          </table:table-cell>
          <table:table-cell office:value-type="float" office:value="308">
            <text:p>308</text:p>
          </table:table-cell>
          <table:table-cell table:formula="of:=([.D186]+[.D185]+[.D184])/3" office:value-type="float" office:value="245.333333333333">
            <text:p>245.3333333333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7:07:22_789328</text:p>
          </table:table-cell>
          <table:table-cell office:value-type="float" office:value="28.5">
            <text:p>28.5</text:p>
          </table:table-cell>
          <table:table-cell office:value-type="float" office:value="-53">
            <text:p>-53</text:p>
          </table:table-cell>
          <table:table-cell office:value-type="float" office:value="308">
            <text:p>308</text:p>
          </table:table-cell>
          <table:table-cell table:formula="of:=([.D187]+[.D186]+[.D185])/3" office:value-type="float" office:value="308">
            <text:p>308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7:07:22_797660</text:p>
          </table:table-cell>
          <table:table-cell office:value-type="float" office:value="28.6">
            <text:p>28.6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table:formula="of:=([.D188]+[.D187]+[.D186])/3" office:value-type="float" office:value="245.666666666667">
            <text:p>245.6666666667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7:07:22_806340</text:p>
          </table:table-cell>
          <table:table-cell office:value-type="float" office:value="28.7">
            <text:p>28.7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table:formula="of:=([.D189]+[.D188]+[.D187])/3" office:value-type="float" office:value="183.333333333333">
            <text:p>183.3333333333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7:07:22_814631</text:p>
          </table:table-cell>
          <table:table-cell office:value-type="float" office:value="28.8">
            <text:p>28.8</text:p>
          </table:table-cell>
          <table:table-cell office:value-type="float" office:value="-106">
            <text:p>-106</text:p>
          </table:table-cell>
          <table:table-cell office:value-type="float" office:value="102">
            <text:p>102</text:p>
          </table:table-cell>
          <table:table-cell table:formula="of:=([.D190]+[.D189]+[.D188])/3" office:value-type="float" office:value="114.666666666667">
            <text:p>114.666666666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7:07:22_822920</text:p>
          </table:table-cell>
          <table:table-cell office:value-type="float" office:value="28.9">
            <text:p>28.9</text:p>
          </table:table-cell>
          <table:table-cell office:value-type="float" office:value="-106">
            <text:p>-106</text:p>
          </table:table-cell>
          <table:table-cell office:value-type="float" office:value="102">
            <text:p>102</text:p>
          </table:table-cell>
          <table:table-cell table:formula="of:=([.D191]+[.D190]+[.D189])/3" office:value-type="float" office:value="108.333333333333">
            <text:p>108.33333333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7:07:22_831223</text:p>
          </table:table-cell>
          <table:table-cell office:value-type="float" office:value="29">
            <text:p>29</text:p>
          </table:table-cell>
          <table:table-cell office:value-type="float" office:value="-100">
            <text:p>-100</text:p>
          </table:table-cell>
          <table:table-cell office:value-type="float" office:value="176">
            <text:p>176</text:p>
          </table:table-cell>
          <table:table-cell table:formula="of:=([.D192]+[.D191]+[.D190])/3" office:value-type="float" office:value="126.666666666667">
            <text:p>126.6666666667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7:07:22_839561</text:p>
          </table:table-cell>
          <table:table-cell office:value-type="float" office:value="29.1">
            <text:p>29.1</text:p>
          </table:table-cell>
          <table:table-cell office:value-type="float" office:value="-100">
            <text:p>-100</text:p>
          </table:table-cell>
          <table:table-cell office:value-type="float" office:value="176">
            <text:p>176</text:p>
          </table:table-cell>
          <table:table-cell table:formula="of:=([.D193]+[.D192]+[.D191])/3" office:value-type="float" office:value="151.333333333333">
            <text:p>151.3333333333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7:07:22_847846</text:p>
          </table:table-cell>
          <table:table-cell office:value-type="float" office:value="29.2">
            <text:p>29.2</text:p>
          </table:table-cell>
          <table:table-cell office:value-type="float" office:value="-100">
            <text:p>-100</text:p>
          </table:table-cell>
          <table:table-cell office:value-type="float" office:value="176">
            <text:p>176</text:p>
          </table:table-cell>
          <table:table-cell table:formula="of:=([.D194]+[.D193]+[.D192])/3" office:value-type="float" office:value="176">
            <text:p>176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7:07:22_856158</text:p>
          </table:table-cell>
          <table:table-cell office:value-type="float" office:value="29.3">
            <text:p>29.3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table:formula="of:=([.D195]+[.D194]+[.D193])/3" office:value-type="float" office:value="122">
            <text:p>122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7:07:22_864405</text:p>
          </table:table-cell>
          <table:table-cell office:value-type="float" office:value="29.4">
            <text:p>29.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table:formula="of:=([.D196]+[.D195]+[.D194])/3" office:value-type="float" office:value="68">
            <text:p>68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7:07:22_872620</text:p>
          </table:table-cell>
          <table:table-cell office:value-type="float" office:value="29.5">
            <text:p>29.5</text:p>
          </table:table-cell>
          <table:table-cell office:value-type="float" office:value="25">
            <text:p>25</text:p>
          </table:table-cell>
          <table:table-cell office:value-type="float" office:value="-38">
            <text:p>-38</text:p>
          </table:table-cell>
          <table:table-cell table:formula="of:=([.D197]+[.D196]+[.D195])/3" office:value-type="float" office:value="-3.33333333333333">
            <text:p>-3.3333333333</text:p>
          </table:table-cell>
          <table:table-cell office:value-type="float" office:value="-316">
            <text:p>-316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7:07:22_880946</text:p>
          </table:table-cell>
          <table:table-cell office:value-type="float" office:value="29.6">
            <text:p>29.6</text:p>
          </table:table-cell>
          <table:table-cell office:value-type="float" office:value="25">
            <text:p>25</text:p>
          </table:table-cell>
          <table:table-cell office:value-type="float" office:value="-38">
            <text:p>-38</text:p>
          </table:table-cell>
          <table:table-cell table:formula="of:=([.D198]+[.D197]+[.D196])/3" office:value-type="float" office:value="-20.6666666666667">
            <text:p>-20.6666666667</text:p>
          </table:table-cell>
          <table:table-cell office:value-type="float" office:value="-316">
            <text:p>-316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7:07:22_889238</text:p>
          </table:table-cell>
          <table:table-cell office:value-type="float" office:value="29.7">
            <text:p>29.7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([.D199]+[.D198]+[.D197])/3" office:value-type="float" office:value="-25">
            <text:p>-25</text:p>
          </table:table-cell>
          <table:table-cell office:value-type="float" office:value="-339">
            <text:p>-339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7:07:22_898418</text:p>
          </table:table-cell>
          <table:table-cell office:value-type="float" office:value="29.8">
            <text:p>29.8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([.D200]+[.D199]+[.D198])/3" office:value-type="float" office:value="-12">
            <text:p>-12</text:p>
          </table:table-cell>
          <table:table-cell office:value-type="float" office:value="-339">
            <text:p>-339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7:07:22_906731</text:p>
          </table:table-cell>
          <table:table-cell office:value-type="float" office:value="29.9">
            <text:p>29.9</text:p>
          </table:table-cell>
          <table:table-cell office:value-type="float" office:value="75">
            <text:p>75</text:p>
          </table:table-cell>
          <table:table-cell office:value-type="float" office:value="243">
            <text:p>243</text:p>
          </table:table-cell>
          <table:table-cell table:formula="of:=([.D201]+[.D200]+[.D199])/3" office:value-type="float" office:value="81.6666666666667">
            <text:p>81.6666666667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7:07:22_914994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243">
            <text:p>243</text:p>
          </table:table-cell>
          <table:table-cell table:formula="of:=([.D202]+[.D201]+[.D200])/3" office:value-type="float" office:value="162.333333333333">
            <text:p>162.3333333333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7:07:22_923269</text:p>
          </table:table-cell>
          <table:table-cell office:value-type="float" office:value="30.1">
            <text:p>30.1</text:p>
          </table:table-cell>
          <table:table-cell office:value-type="float" office:value="75">
            <text:p>75</text:p>
          </table:table-cell>
          <table:table-cell office:value-type="float" office:value="243">
            <text:p>243</text:p>
          </table:table-cell>
          <table:table-cell table:formula="of:=([.D203]+[.D202]+[.D201])/3" office:value-type="float" office:value="243">
            <text:p>243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7:07:22_931486</text:p>
          </table:table-cell>
          <table:table-cell office:value-type="float" office:value="30.2">
            <text:p>30.2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  <table:table-cell table:formula="of:=([.D204]+[.D203]+[.D202])/3" office:value-type="float" office:value="245.333333333333">
            <text:p>245.3333333333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7:07:22_939837</text:p>
          </table:table-cell>
          <table:table-cell office:value-type="float" office:value="30.3">
            <text:p>30.3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  <table:table-cell table:formula="of:=([.D205]+[.D204]+[.D203])/3" office:value-type="float" office:value="247.666666666667">
            <text:p>247.6666666667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7:07:22_948108</text:p>
          </table:table-cell>
          <table:table-cell office:value-type="float" office:value="30.4">
            <text:p>30.4</text:p>
          </table:table-cell>
          <table:table-cell office:value-type="float" office:value="84">
            <text:p>84</text:p>
          </table:table-cell>
          <table:table-cell office:value-type="float" office:value="236">
            <text:p>236</text:p>
          </table:table-cell>
          <table:table-cell table:formula="of:=([.D206]+[.D205]+[.D204])/3" office:value-type="float" office:value="245.333333333333">
            <text:p>245.333333333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7:07:22_956432</text:p>
          </table:table-cell>
          <table:table-cell office:value-type="float" office:value="30.5">
            <text:p>30.5</text:p>
          </table:table-cell>
          <table:table-cell office:value-type="float" office:value="84">
            <text:p>84</text:p>
          </table:table-cell>
          <table:table-cell office:value-type="float" office:value="236">
            <text:p>236</text:p>
          </table:table-cell>
          <table:table-cell table:formula="of:=([.D207]+[.D206]+[.D205])/3" office:value-type="float" office:value="240.666666666667">
            <text:p>240.666666666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7:07:22_964721</text:p>
          </table:table-cell>
          <table:table-cell office:value-type="float" office:value="30.6">
            <text:p>30.6</text:p>
          </table:table-cell>
          <table:table-cell office:value-type="float" office:value="84">
            <text:p>84</text:p>
          </table:table-cell>
          <table:table-cell office:value-type="float" office:value="236">
            <text:p>236</text:p>
          </table:table-cell>
          <table:table-cell table:formula="of:=([.D208]+[.D207]+[.D206])/3" office:value-type="float" office:value="236">
            <text:p>23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7:07:22_973018</text:p>
          </table:table-cell>
          <table:table-cell office:value-type="float" office:value="30.7">
            <text:p>30.7</text:p>
          </table:table-cell>
          <table:table-cell office:value-type="float" office:value="-79">
            <text:p>-79</text:p>
          </table:table-cell>
          <table:table-cell office:value-type="float" office:value="209">
            <text:p>209</text:p>
          </table:table-cell>
          <table:table-cell table:formula="of:=([.D209]+[.D208]+[.D207])/3" office:value-type="float" office:value="227">
            <text:p>227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7:07:22_981311</text:p>
          </table:table-cell>
          <table:table-cell office:value-type="float" office:value="30.8">
            <text:p>30.8</text:p>
          </table:table-cell>
          <table:table-cell office:value-type="float" office:value="-79">
            <text:p>-79</text:p>
          </table:table-cell>
          <table:table-cell office:value-type="float" office:value="209">
            <text:p>209</text:p>
          </table:table-cell>
          <table:table-cell table:formula="of:=([.D210]+[.D209]+[.D208])/3" office:value-type="float" office:value="218">
            <text:p>21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7:07:22_989663</text:p>
          </table:table-cell>
          <table:table-cell office:value-type="float" office:value="30.9">
            <text:p>30.9</text:p>
          </table:table-cell>
          <table:table-cell office:value-type="float" office:value="79">
            <text:p>79</text:p>
          </table:table-cell>
          <table:table-cell office:value-type="float" office:value="107">
            <text:p>107</text:p>
          </table:table-cell>
          <table:table-cell table:formula="of:=([.D211]+[.D210]+[.D209])/3" office:value-type="float" office:value="175">
            <text:p>175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7:07:22_998011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107">
            <text:p>107</text:p>
          </table:table-cell>
          <table:table-cell table:formula="of:=([.D212]+[.D211]+[.D210])/3" office:value-type="float" office:value="141">
            <text:p>141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7:07:23_006992</text:p>
          </table:table-cell>
          <table:table-cell office:value-type="float" office:value="31.1">
            <text:p>31.1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table:formula="of:=([.D213]+[.D212]+[.D211])/3" office:value-type="float" office:value="103">
            <text:p>103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7:07:23_015320</text:p>
          </table:table-cell>
          <table:table-cell office:value-type="float" office:value="31.2">
            <text:p>31.2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table:formula="of:=([.D214]+[.D213]+[.D212])/3" office:value-type="float" office:value="99">
            <text:p>99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7:07:23_023560</text:p>
          </table:table-cell>
          <table:table-cell office:value-type="float" office:value="31.3">
            <text:p>31.3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table:formula="of:=([.D215]+[.D214]+[.D213])/3" office:value-type="float" office:value="102">
            <text:p>102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7:07:23_034161</text:p>
          </table:table-cell>
          <table:table-cell office:value-type="float" office:value="31.4">
            <text:p>31.4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table:formula="of:=([.D216]+[.D215]+[.D214])/3" office:value-type="float" office:value="109">
            <text:p>109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7:07:23_042473</text:p>
          </table:table-cell>
          <table:table-cell office:value-type="float" office:value="31.5">
            <text:p>31.5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table:formula="of:=([.D217]+[.D216]+[.D215])/3" office:value-type="float" office:value="116">
            <text:p>116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7:07:23_050748</text:p>
          </table:table-cell>
          <table:table-cell office:value-type="float" office:value="31.6">
            <text:p>31.6</text:p>
          </table:table-cell>
          <table:table-cell office:value-type="float" office:value="-79">
            <text:p>-79</text:p>
          </table:table-cell>
          <table:table-cell office:value-type="float" office:value="176">
            <text:p>176</text:p>
          </table:table-cell>
          <table:table-cell table:formula="of:=([.D218]+[.D217]+[.D216])/3" office:value-type="float" office:value="136">
            <text:p>136</text:p>
          </table:table-cell>
          <table:table-cell office:value-type="float" office:value="-331">
            <text:p>-331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7:07:23_059057</text:p>
          </table:table-cell>
          <table:table-cell office:value-type="float" office:value="31.7">
            <text:p>31.7</text:p>
          </table:table-cell>
          <table:table-cell office:value-type="float" office:value="-79">
            <text:p>-79</text:p>
          </table:table-cell>
          <table:table-cell office:value-type="float" office:value="176">
            <text:p>176</text:p>
          </table:table-cell>
          <table:table-cell table:formula="of:=([.D219]+[.D218]+[.D217])/3" office:value-type="float" office:value="156">
            <text:p>156</text:p>
          </table:table-cell>
          <table:table-cell office:value-type="float" office:value="-331">
            <text:p>-331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7:07:23_067304</text:p>
          </table:table-cell>
          <table:table-cell office:value-type="float" office:value="31.8">
            <text:p>31.8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([.D220]+[.D219]+[.D218])/3" office:value-type="float" office:value="133.666666666667">
            <text:p>133.6666666667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7:07:23_075567</text:p>
          </table:table-cell>
          <table:table-cell office:value-type="float" office:value="31.9">
            <text:p>31.9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([.D221]+[.D220]+[.D219])/3" office:value-type="float" office:value="91.3333333333333">
            <text:p>91.333333333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7:07:23_083845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table:formula="of:=([.D222]+[.D221]+[.D220])/3" office:value-type="float" office:value="103.333333333333">
            <text:p>103.3333333333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7:07:23_092134</text:p>
          </table:table-cell>
          <table:table-cell office:value-type="float" office:value="32.1">
            <text:p>32.1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table:formula="of:=([.D223]+[.D222]+[.D221])/3" office:value-type="float" office:value="157.666666666667">
            <text:p>157.6666666667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7:07:23_100529</text:p>
          </table:table-cell>
          <table:table-cell office:value-type="float" office:value="32.2">
            <text:p>32.2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table:formula="of:=([.D224]+[.D223]+[.D222])/3" office:value-type="float" office:value="212">
            <text:p>21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7:07:23_109698</text:p>
          </table:table-cell>
          <table:table-cell office:value-type="float" office:value="32.3">
            <text:p>32.3</text:p>
          </table:table-cell>
          <table:table-cell office:value-type="float" office:value="160">
            <text:p>160</text:p>
          </table:table-cell>
          <table:table-cell office:value-type="float" office:value="38">
            <text:p>38</text:p>
          </table:table-cell>
          <table:table-cell table:formula="of:=([.D225]+[.D224]+[.D223])/3" office:value-type="float" office:value="154">
            <text:p>154</text:p>
          </table:table-cell>
          <table:table-cell office:value-type="float" office:value="-404">
            <text:p>-404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7:07:23_118066</text:p>
          </table:table-cell>
          <table:table-cell office:value-type="float" office:value="32.4">
            <text:p>32.4</text:p>
          </table:table-cell>
          <table:table-cell office:value-type="float" office:value="160">
            <text:p>160</text:p>
          </table:table-cell>
          <table:table-cell office:value-type="float" office:value="38">
            <text:p>38</text:p>
          </table:table-cell>
          <table:table-cell table:formula="of:=([.D226]+[.D225]+[.D224])/3" office:value-type="float" office:value="96">
            <text:p>96</text:p>
          </table:table-cell>
          <table:table-cell office:value-type="float" office:value="-404">
            <text:p>-404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7:07:23_126347</text:p>
          </table:table-cell>
          <table:table-cell office:value-type="float" office:value="32.5">
            <text:p>32.5</text:p>
          </table:table-cell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D227]+[.D226]+[.D225])/3" office:value-type="float" office:value="31.6666666666667">
            <text:p>31.6666666667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7:07:23_134573</text:p>
          </table:table-cell>
          <table:table-cell office:value-type="float" office:value="32.6">
            <text:p>32.6</text:p>
          </table:table-cell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D228]+[.D227]+[.D226])/3" office:value-type="float" office:value="25.3333333333333">
            <text:p>25.3333333333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7:07:23_142859</text:p>
          </table:table-cell>
          <table:table-cell office:value-type="float" office:value="32.7">
            <text:p>32.7</text:p>
          </table:table-cell>
          <table:table-cell office:value-type="float" office:value="-162">
            <text:p>-162</text:p>
          </table:table-cell>
          <table:table-cell office:value-type="float" office:value="134">
            <text:p>134</text:p>
          </table:table-cell>
          <table:table-cell table:formula="of:=([.D229]+[.D228]+[.D227])/3" office:value-type="float" office:value="57.3333333333333">
            <text:p>57.3333333333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7:07:23_151219</text:p>
          </table:table-cell>
          <table:table-cell office:value-type="float" office:value="32.8">
            <text:p>32.8</text:p>
          </table:table-cell>
          <table:table-cell office:value-type="float" office:value="-162">
            <text:p>-162</text:p>
          </table:table-cell>
          <table:table-cell office:value-type="float" office:value="134">
            <text:p>134</text:p>
          </table:table-cell>
          <table:table-cell table:formula="of:=([.D230]+[.D229]+[.D228])/3" office:value-type="float" office:value="95.6666666666667">
            <text:p>95.6666666667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7:07:23_159533</text:p>
          </table:table-cell>
          <table:table-cell office:value-type="float" office:value="32.9">
            <text:p>32.9</text:p>
          </table:table-cell>
          <table:table-cell office:value-type="float" office:value="-162">
            <text:p>-162</text:p>
          </table:table-cell>
          <table:table-cell office:value-type="float" office:value="134">
            <text:p>134</text:p>
          </table:table-cell>
          <table:table-cell table:formula="of:=([.D231]+[.D230]+[.D229])/3" office:value-type="float" office:value="134">
            <text:p>134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7:07:23_167785</text:p>
          </table:table-cell>
          <table:table-cell office:value-type="float" office:value="33">
            <text:p>33</text:p>
          </table:table-cell>
          <table:table-cell office:value-type="float" office:value="-50">
            <text:p>-50</text:p>
          </table:table-cell>
          <table:table-cell office:value-type="float" office:value="119">
            <text:p>119</text:p>
          </table:table-cell>
          <table:table-cell table:formula="of:=([.D232]+[.D231]+[.D230])/3" office:value-type="float" office:value="129">
            <text:p>129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7:07:23_176118</text:p>
          </table:table-cell>
          <table:table-cell office:value-type="float" office:value="33.1">
            <text:p>33.1</text:p>
          </table:table-cell>
          <table:table-cell office:value-type="float" office:value="-50">
            <text:p>-50</text:p>
          </table:table-cell>
          <table:table-cell office:value-type="float" office:value="119">
            <text:p>119</text:p>
          </table:table-cell>
          <table:table-cell table:formula="of:=([.D233]+[.D232]+[.D231])/3" office:value-type="float" office:value="124">
            <text:p>124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7:07:23_184384</text:p>
          </table:table-cell>
          <table:table-cell office:value-type="float" office:value="33.2">
            <text:p>33.2</text:p>
          </table:table-cell>
          <table:table-cell office:value-type="float" office:value="-24">
            <text:p>-24</text:p>
          </table:table-cell>
          <table:table-cell office:value-type="float" office:value="90">
            <text:p>90</text:p>
          </table:table-cell>
          <table:table-cell table:formula="of:=([.D234]+[.D233]+[.D232])/3" office:value-type="float" office:value="109.333333333333">
            <text:p>109.3333333333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7:07:23_192654</text:p>
          </table:table-cell>
          <table:table-cell office:value-type="float" office:value="33.3">
            <text:p>33.3</text:p>
          </table:table-cell>
          <table:table-cell office:value-type="float" office:value="-24">
            <text:p>-24</text:p>
          </table:table-cell>
          <table:table-cell office:value-type="float" office:value="90">
            <text:p>90</text:p>
          </table:table-cell>
          <table:table-cell table:formula="of:=([.D235]+[.D234]+[.D233])/3" office:value-type="float" office:value="99.6666666666667">
            <text:p>99.6666666667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7:07:23_200977</text:p>
          </table:table-cell>
          <table:table-cell office:value-type="float" office:value="33.4">
            <text:p>33.4</text:p>
          </table:table-cell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  <table:table-cell table:formula="of:=([.D236]+[.D235]+[.D234])/3" office:value-type="float" office:value="35">
            <text:p>35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7:07:23_209327</text:p>
          </table:table-cell>
          <table:table-cell office:value-type="float" office:value="33.5">
            <text:p>33.5</text:p>
          </table:table-cell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  <table:table-cell table:formula="of:=([.D237]+[.D236]+[.D235])/3" office:value-type="float" office:value="-20">
            <text:p>-20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7:07:23_217604</text:p>
          </table:table-cell>
          <table:table-cell office:value-type="float" office:value="33.6">
            <text:p>33.6</text:p>
          </table:table-cell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  <table:table-cell table:formula="of:=([.D238]+[.D237]+[.D236])/3" office:value-type="float" office:value="-75">
            <text:p>-75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7:07:23_225932</text:p>
          </table:table-cell>
          <table:table-cell office:value-type="float" office:value="33.7">
            <text:p>33.7</text:p>
          </table:table-cell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table:formula="of:=([.D239]+[.D238]+[.D237])/3" office:value-type="float" office:value="-47.6666666666667">
            <text:p>-47.6666666667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7:07:23_234185</text:p>
          </table:table-cell>
          <table:table-cell office:value-type="float" office:value="33.8">
            <text:p>33.8</text:p>
          </table:table-cell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table:formula="of:=([.D240]+[.D239]+[.D238])/3" office:value-type="float" office:value="-20.3333333333333">
            <text:p>-20.3333333333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7:07:23_242479</text:p>
          </table:table-cell>
          <table:table-cell office:value-type="float" office:value="33.9">
            <text:p>33.9</text:p>
          </table:table-cell>
          <table:table-cell office:value-type="float" office:value="68">
            <text:p>68</text:p>
          </table:table-cell>
          <table:table-cell office:value-type="float" office:value="151">
            <text:p>151</text:p>
          </table:table-cell>
          <table:table-cell table:formula="of:=([.D241]+[.D240]+[.D239])/3" office:value-type="float" office:value="55">
            <text:p>55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7:07:23_250705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151">
            <text:p>151</text:p>
          </table:table-cell>
          <table:table-cell table:formula="of:=([.D242]+[.D241]+[.D240])/3" office:value-type="float" office:value="103">
            <text:p>103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7:07:23_258933</text:p>
          </table:table-cell>
          <table:table-cell office:value-type="float" office:value="34.1">
            <text:p>34.1</text:p>
          </table:table-cell>
          <table:table-cell office:value-type="float" office:value="-158">
            <text:p>-158</text:p>
          </table:table-cell>
          <table:table-cell office:value-type="float" office:value="71">
            <text:p>71</text:p>
          </table:table-cell>
          <table:table-cell table:formula="of:=([.D243]+[.D242]+[.D241])/3" office:value-type="float" office:value="124.333333333333">
            <text:p>124.3333333333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7:07:23_267187</text:p>
          </table:table-cell>
          <table:table-cell office:value-type="float" office:value="34.2">
            <text:p>34.2</text:p>
          </table:table-cell>
          <table:table-cell office:value-type="float" office:value="-158">
            <text:p>-158</text:p>
          </table:table-cell>
          <table:table-cell office:value-type="float" office:value="71">
            <text:p>71</text:p>
          </table:table-cell>
          <table:table-cell table:formula="of:=([.D244]+[.D243]+[.D242])/3" office:value-type="float" office:value="97.6666666666667">
            <text:p>97.6666666667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7:07:23_275445</text:p>
          </table:table-cell>
          <table:table-cell office:value-type="float" office:value="34.3">
            <text:p>34.3</text:p>
          </table:table-cell>
          <table:table-cell office:value-type="float" office:value="-158">
            <text:p>-158</text:p>
          </table:table-cell>
          <table:table-cell office:value-type="float" office:value="71">
            <text:p>71</text:p>
          </table:table-cell>
          <table:table-cell table:formula="of:=([.D245]+[.D244]+[.D243])/3" office:value-type="float" office:value="71">
            <text:p>71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7:07:23_283730</text:p>
          </table:table-cell>
          <table:table-cell office:value-type="float" office:value="34.4">
            <text:p>34.4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table:formula="of:=([.D246]+[.D245]+[.D244])/3" office:value-type="float" office:value="66.3333333333333">
            <text:p>66.3333333333</text:p>
          </table:table-cell>
          <table:table-cell office:value-type="float" office:value="-351">
            <text:p>-351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7:07:23_292002</text:p>
          </table:table-cell>
          <table:table-cell office:value-type="float" office:value="34.5">
            <text:p>34.5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table:formula="of:=([.D247]+[.D246]+[.D245])/3" office:value-type="float" office:value="61.6666666666667">
            <text:p>61.6666666667</text:p>
          </table:table-cell>
          <table:table-cell office:value-type="float" office:value="-351">
            <text:p>-351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7:07:23_300316</text:p>
          </table:table-cell>
          <table:table-cell office:value-type="float" office:value="34.6">
            <text:p>34.6</text:p>
          </table:table-cell>
          <table:table-cell office:value-type="float" office:value="73">
            <text:p>73</text:p>
          </table:table-cell>
          <table:table-cell office:value-type="float" office:value="127">
            <text:p>127</text:p>
          </table:table-cell>
          <table:table-cell table:formula="of:=([.D248]+[.D247]+[.D246])/3" office:value-type="float" office:value="80.3333333333333">
            <text:p>80.3333333333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7:07:23_309294</text:p>
          </table:table-cell>
          <table:table-cell office:value-type="float" office:value="34.7">
            <text:p>34.7</text:p>
          </table:table-cell>
          <table:table-cell office:value-type="float" office:value="73">
            <text:p>73</text:p>
          </table:table-cell>
          <table:table-cell office:value-type="float" office:value="127">
            <text:p>127</text:p>
          </table:table-cell>
          <table:table-cell table:formula="of:=([.D249]+[.D248]+[.D247])/3" office:value-type="float" office:value="103.666666666667">
            <text:p>103.6666666667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7:07:23_317670</text:p>
          </table:table-cell>
          <table:table-cell office:value-type="float" office:value="34.8">
            <text:p>34.8</text:p>
          </table:table-cell>
          <table:table-cell office:value-type="float" office:value="139">
            <text:p>139</text:p>
          </table:table-cell>
          <table:table-cell office:value-type="float" office:value="266">
            <text:p>266</text:p>
          </table:table-cell>
          <table:table-cell table:formula="of:=([.D250]+[.D249]+[.D248])/3" office:value-type="float" office:value="173.333333333333">
            <text:p>173.3333333333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7:07:23_326027</text:p>
          </table:table-cell>
          <table:table-cell office:value-type="float" office:value="34.9">
            <text:p>34.9</text:p>
          </table:table-cell>
          <table:table-cell office:value-type="float" office:value="139">
            <text:p>139</text:p>
          </table:table-cell>
          <table:table-cell office:value-type="float" office:value="266">
            <text:p>266</text:p>
          </table:table-cell>
          <table:table-cell table:formula="of:=([.D251]+[.D250]+[.D249])/3" office:value-type="float" office:value="219.666666666667">
            <text:p>219.6666666667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7:07:23_334263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float" office:value="266">
            <text:p>266</text:p>
          </table:table-cell>
          <table:table-cell table:formula="of:=([.D252]+[.D251]+[.D250])/3" office:value-type="float" office:value="266">
            <text:p>266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7:07:23_342557</text:p>
          </table:table-cell>
          <table:table-cell office:value-type="float" office:value="35.1">
            <text:p>35.1</text:p>
          </table:table-cell>
          <table:table-cell office:value-type="float" office:value="-34">
            <text:p>-34</text:p>
          </table:table-cell>
          <table:table-cell office:value-type="float" office:value="100">
            <text:p>100</text:p>
          </table:table-cell>
          <table:table-cell table:formula="of:=([.D253]+[.D252]+[.D251])/3" office:value-type="float" office:value="210.666666666667">
            <text:p>210.6666666667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7:07:23_350864</text:p>
          </table:table-cell>
          <table:table-cell office:value-type="float" office:value="35.2">
            <text:p>35.2</text:p>
          </table:table-cell>
          <table:table-cell office:value-type="float" office:value="-34">
            <text:p>-34</text:p>
          </table:table-cell>
          <table:table-cell office:value-type="float" office:value="100">
            <text:p>100</text:p>
          </table:table-cell>
          <table:table-cell table:formula="of:=([.D254]+[.D253]+[.D252])/3" office:value-type="float" office:value="155.333333333333">
            <text:p>155.3333333333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7:07:23_359192</text:p>
          </table:table-cell>
          <table:table-cell office:value-type="float" office:value="35.3">
            <text:p>35.3</text:p>
          </table:table-cell>
          <table:table-cell office:value-type="float" office:value="-274">
            <text:p>-274</text:p>
          </table:table-cell>
          <table:table-cell office:value-type="float" office:value="41">
            <text:p>41</text:p>
          </table:table-cell>
          <table:table-cell table:formula="of:=([.D255]+[.D254]+[.D253])/3" office:value-type="float" office:value="80.3333333333333">
            <text:p>80.3333333333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7:07:23_367521</text:p>
          </table:table-cell>
          <table:table-cell office:value-type="float" office:value="35.4">
            <text:p>35.4</text:p>
          </table:table-cell>
          <table:table-cell office:value-type="float" office:value="-274">
            <text:p>-274</text:p>
          </table:table-cell>
          <table:table-cell office:value-type="float" office:value="41">
            <text:p>41</text:p>
          </table:table-cell>
          <table:table-cell table:formula="of:=([.D256]+[.D255]+[.D254])/3" office:value-type="float" office:value="60.6666666666667">
            <text:p>60.6666666667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7:07:23_375855</text:p>
          </table:table-cell>
          <table:table-cell office:value-type="float" office:value="35.5">
            <text:p>35.5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formula="of:=([.D257]+[.D256]+[.D255])/3" office:value-type="float" office:value="95.3333333333333">
            <text:p>95.3333333333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7:07:23_384122</text:p>
          </table:table-cell>
          <table:table-cell office:value-type="float" office:value="35.6">
            <text:p>35.6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formula="of:=([.D258]+[.D257]+[.D256])/3" office:value-type="float" office:value="149.666666666667">
            <text:p>149.6666666667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7:07:23_392390</text:p>
          </table:table-cell>
          <table:table-cell office:value-type="float" office:value="35.7">
            <text:p>35.7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formula="of:=([.D259]+[.D258]+[.D257])/3" office:value-type="float" office:value="204">
            <text:p>204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7:07:23_400686</text:p>
          </table:table-cell>
          <table:table-cell office:value-type="float" office:value="35.8">
            <text:p>35.8</text:p>
          </table:table-cell>
          <table:table-cell office:value-type="float" office:value="254">
            <text:p>254</text:p>
          </table:table-cell>
          <table:table-cell office:value-type="float" office:value="169">
            <text:p>169</text:p>
          </table:table-cell>
          <table:table-cell table:formula="of:=([.D260]+[.D259]+[.D258])/3" office:value-type="float" office:value="192.333333333333">
            <text:p>192.33333333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7:07:23_409914</text:p>
          </table:table-cell>
          <table:table-cell office:value-type="float" office:value="35.9">
            <text:p>35.9</text:p>
          </table:table-cell>
          <table:table-cell office:value-type="float" office:value="254">
            <text:p>254</text:p>
          </table:table-cell>
          <table:table-cell office:value-type="float" office:value="169">
            <text:p>169</text:p>
          </table:table-cell>
          <table:table-cell table:formula="of:=([.D261]+[.D260]+[.D259])/3" office:value-type="float" office:value="180.666666666667">
            <text:p>180.666666666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7:07:23_418290</text:p>
          </table:table-cell>
          <table:table-cell office:value-type="float" office:value="36">
            <text:p>36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table:formula="of:=([.D262]+[.D261]+[.D260])/3" office:value-type="float" office:value="142">
            <text:p>14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7:07:23_426970</text:p>
          </table:table-cell>
          <table:table-cell office:value-type="float" office:value="36.1">
            <text:p>36.1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table:formula="of:=([.D263]+[.D262]+[.D261])/3" office:value-type="float" office:value="115">
            <text:p>115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7:07:23_435240</text:p>
          </table:table-cell>
          <table:table-cell office:value-type="float" office:value="36.2">
            <text:p>36.2</text:p>
          </table:table-cell>
          <table:table-cell office:value-type="float" office:value="131">
            <text:p>131</text:p>
          </table:table-cell>
          <table:table-cell office:value-type="float" office:value="-10">
            <text:p>-10</text:p>
          </table:table-cell>
          <table:table-cell table:formula="of:=([.D264]+[.D263]+[.D262])/3" office:value-type="float" office:value="55.3333333333333">
            <text:p>55.3333333333</text:p>
          </table:table-cell>
          <table:table-cell office:value-type="float" office:value="-444">
            <text:p>-444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7:07:23_443528</text:p>
          </table:table-cell>
          <table:table-cell office:value-type="float" office:value="36.3">
            <text:p>36.3</text:p>
          </table:table-cell>
          <table:table-cell office:value-type="float" office:value="131">
            <text:p>131</text:p>
          </table:table-cell>
          <table:table-cell office:value-type="float" office:value="-10">
            <text:p>-10</text:p>
          </table:table-cell>
          <table:table-cell table:formula="of:=([.D265]+[.D264]+[.D263])/3" office:value-type="float" office:value="22.6666666666667">
            <text:p>22.6666666667</text:p>
          </table:table-cell>
          <table:table-cell office:value-type="float" office:value="-444">
            <text:p>-444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2014-01-04_17:07:23_451793</text:p>
          </table:table-cell>
          <table:table-cell office:value-type="float" office:value="36.4">
            <text:p>36.4</text:p>
          </table:table-cell>
          <table:table-cell office:value-type="float" office:value="131">
            <text:p>131</text:p>
          </table:table-cell>
          <table:table-cell office:value-type="float" office:value="-10">
            <text:p>-10</text:p>
          </table:table-cell>
          <table:table-cell table:formula="of:=([.D266]+[.D265]+[.D264])/3" office:value-type="float" office:value="-10">
            <text:p>-10</text:p>
          </table:table-cell>
          <table:table-cell office:value-type="float" office:value="-444">
            <text:p>-444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7:07:23_460065</text:p>
          </table:table-cell>
          <table:table-cell office:value-type="float" office:value="36.5">
            <text:p>36.5</text:p>
          </table:table-cell>
          <table:table-cell office:value-type="float" office:value="-70">
            <text:p>-70</text:p>
          </table:table-cell>
          <table:table-cell office:value-type="float" office:value="230">
            <text:p>230</text:p>
          </table:table-cell>
          <table:table-cell table:formula="of:=([.D267]+[.D266]+[.D265])/3" office:value-type="float" office:value="70">
            <text:p>70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14-01-04_17:07:23_468451</text:p>
          </table:table-cell>
          <table:table-cell office:value-type="float" office:value="36.6">
            <text:p>36.6</text:p>
          </table:table-cell>
          <table:table-cell office:value-type="float" office:value="-70">
            <text:p>-70</text:p>
          </table:table-cell>
          <table:table-cell office:value-type="float" office:value="230">
            <text:p>230</text:p>
          </table:table-cell>
          <table:table-cell table:formula="of:=([.D268]+[.D267]+[.D266])/3" office:value-type="float" office:value="150">
            <text:p>150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7:07:23_476793</text:p>
          </table:table-cell>
          <table:table-cell office:value-type="float" office:value="36.7">
            <text:p>36.7</text:p>
          </table:table-cell>
          <table:table-cell office:value-type="float" office:value="-28">
            <text:p>-28</text:p>
          </table:table-cell>
          <table:table-cell office:value-type="float" office:value="6">
            <text:p>6</text:p>
          </table:table-cell>
          <table:table-cell table:formula="of:=([.D269]+[.D268]+[.D267])/3" office:value-type="float" office:value="155.333333333333">
            <text:p>155.333333333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7:07:23_485066</text:p>
          </table:table-cell>
          <table:table-cell office:value-type="float" office:value="36.8">
            <text:p>36.8</text:p>
          </table:table-cell>
          <table:table-cell office:value-type="float" office:value="-28">
            <text:p>-28</text:p>
          </table:table-cell>
          <table:table-cell office:value-type="float" office:value="6">
            <text:p>6</text:p>
          </table:table-cell>
          <table:table-cell table:formula="of:=([.D270]+[.D269]+[.D268])/3" office:value-type="float" office:value="80.6666666666667">
            <text:p>80.666666666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2014-01-04_17:07:23_493348</text:p>
          </table:table-cell>
          <table:table-cell office:value-type="float" office:value="36.9">
            <text:p>36.9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table:formula="of:=([.D271]+[.D270]+[.D269])/3" office:value-type="float" office:value="44.6666666666667">
            <text:p>44.6666666667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7:07:23_501607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table:formula="of:=([.D272]+[.D271]+[.D270])/3" office:value-type="float" office:value="83.3333333333333">
            <text:p>83.3333333333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7:07:23_509967</text:p>
          </table:table-cell>
          <table:table-cell office:value-type="float" office:value="37.1">
            <text:p>37.1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table:formula="of:=([.D273]+[.D272]+[.D271])/3" office:value-type="float" office:value="122">
            <text:p>122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2014-01-04_17:07:23_519440</text:p>
          </table:table-cell>
          <table:table-cell office:value-type="float" office:value="37.2">
            <text:p>37.2</text:p>
          </table:table-cell>
          <table:table-cell office:value-type="float" office:value="230">
            <text:p>230</text:p>
          </table:table-cell>
          <table:table-cell office:value-type="float" office:value="327">
            <text:p>327</text:p>
          </table:table-cell>
          <table:table-cell table:formula="of:=([.D274]+[.D273]+[.D272])/3" office:value-type="float" office:value="190.333333333333">
            <text:p>190.3333333333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7:07:23_527735</text:p>
          </table:table-cell>
          <table:table-cell office:value-type="float" office:value="37.3">
            <text:p>37.3</text:p>
          </table:table-cell>
          <table:table-cell office:value-type="float" office:value="230">
            <text:p>230</text:p>
          </table:table-cell>
          <table:table-cell office:value-type="float" office:value="327">
            <text:p>327</text:p>
          </table:table-cell>
          <table:table-cell table:formula="of:=([.D275]+[.D274]+[.D273])/3" office:value-type="float" office:value="258.666666666667">
            <text:p>258.6666666667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14-01-04_17:07:23_536005</text:p>
          </table:table-cell>
          <table:table-cell office:value-type="float" office:value="37.4">
            <text:p>37.4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table:formula="of:=([.D276]+[.D275]+[.D274])/3" office:value-type="float" office:value="234.666666666667">
            <text:p>234.6666666667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7:07:23_544270</text:p>
          </table:table-cell>
          <table:table-cell office:value-type="float" office:value="37.5">
            <text:p>37.5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table:formula="of:=([.D277]+[.D276]+[.D275])/3" office:value-type="float" office:value="142.333333333333">
            <text:p>142.3333333333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7:07:23_552565</text:p>
          </table:table-cell>
          <table:table-cell office:value-type="float" office:value="37.6">
            <text:p>37.6</text:p>
          </table:table-cell>
          <table:table-cell office:value-type="float" office:value="-100">
            <text:p>-100</text:p>
          </table:table-cell>
          <table:table-cell office:value-type="float" office:value="39">
            <text:p>39</text:p>
          </table:table-cell>
          <table:table-cell table:formula="of:=([.D278]+[.D277]+[.D276])/3" office:value-type="float" office:value="46.3333333333333">
            <text:p>46.3333333333</text:p>
          </table:table-cell>
          <table:table-cell office:value-type="float" office:value="-172">
            <text:p>-172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2014-01-04_17:07:23_560861</text:p>
          </table:table-cell>
          <table:table-cell office:value-type="float" office:value="37.7">
            <text:p>37.7</text:p>
          </table:table-cell>
          <table:table-cell office:value-type="float" office:value="-100">
            <text:p>-100</text:p>
          </table:table-cell>
          <table:table-cell office:value-type="float" office:value="39">
            <text:p>39</text:p>
          </table:table-cell>
          <table:table-cell table:formula="of:=([.D279]+[.D278]+[.D277])/3" office:value-type="float" office:value="42.6666666666667">
            <text:p>42.6666666667</text:p>
          </table:table-cell>
          <table:table-cell office:value-type="float" office:value="-172">
            <text:p>-172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7:07:23_569143</text:p>
          </table:table-cell>
          <table:table-cell office:value-type="float" office:value="37.8">
            <text:p>37.8</text:p>
          </table:table-cell>
          <table:table-cell office:value-type="float" office:value="192">
            <text:p>192</text:p>
          </table:table-cell>
          <table:table-cell office:value-type="float" office:value="63">
            <text:p>63</text:p>
          </table:table-cell>
          <table:table-cell table:formula="of:=([.D280]+[.D279]+[.D278])/3" office:value-type="float" office:value="47">
            <text:p>47</text:p>
          </table:table-cell>
          <table:table-cell office:value-type="float" office:value="-540">
            <text:p>-540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2014-01-04_17:07:23_577413</text:p>
          </table:table-cell>
          <table:table-cell office:value-type="float" office:value="37.9">
            <text:p>37.9</text:p>
          </table:table-cell>
          <table:table-cell office:value-type="float" office:value="192">
            <text:p>192</text:p>
          </table:table-cell>
          <table:table-cell office:value-type="float" office:value="63">
            <text:p>63</text:p>
          </table:table-cell>
          <table:table-cell table:formula="of:=([.D281]+[.D280]+[.D279])/3" office:value-type="float" office:value="55">
            <text:p>55</text:p>
          </table:table-cell>
          <table:table-cell office:value-type="float" office:value="-540">
            <text:p>-540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7:07:23_585695</text:p>
          </table:table-cell>
          <table:table-cell office:value-type="float" office:value="38">
            <text:p>38</text:p>
          </table:table-cell>
          <table:table-cell office:value-type="float" office:value="192">
            <text:p>192</text:p>
          </table:table-cell>
          <table:table-cell office:value-type="float" office:value="63">
            <text:p>63</text:p>
          </table:table-cell>
          <table:table-cell table:formula="of:=([.D282]+[.D281]+[.D280])/3" office:value-type="float" office:value="63">
            <text:p>63</text:p>
          </table:table-cell>
          <table:table-cell office:value-type="float" office:value="-540">
            <text:p>-540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7:07:23_593961</text:p>
          </table:table-cell>
          <table:table-cell office:value-type="float" office:value="38.1">
            <text:p>38.1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 table:formula="of:=([.D283]+[.D282]+[.D281])/3" office:value-type="float" office:value="86.3333333333333">
            <text:p>86.3333333333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2014-01-04_17:07:23_602245</text:p>
          </table:table-cell>
          <table:table-cell office:value-type="float" office:value="38.2">
            <text:p>38.2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 table:formula="of:=([.D284]+[.D283]+[.D282])/3" office:value-type="float" office:value="109.666666666667">
            <text:p>109.6666666667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7:07:23_610557</text:p>
          </table:table-cell>
          <table:table-cell office:value-type="float" office:value="38.3">
            <text:p>38.3</text:p>
          </table:table-cell>
          <table:table-cell office:value-type="float" office:value="-39">
            <text:p>-39</text:p>
          </table:table-cell>
          <table:table-cell office:value-type="float" office:value="-4">
            <text:p>-4</text:p>
          </table:table-cell>
          <table:table-cell table:formula="of:=([.D285]+[.D284]+[.D283])/3" office:value-type="float" office:value="87.3333333333333">
            <text:p>87.3333333333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7:07:23_618907</text:p>
          </table:table-cell>
          <table:table-cell office:value-type="float" office:value="38.4">
            <text:p>38.4</text:p>
          </table:table-cell>
          <table:table-cell office:value-type="float" office:value="-39">
            <text:p>-39</text:p>
          </table:table-cell>
          <table:table-cell office:value-type="float" office:value="-4">
            <text:p>-4</text:p>
          </table:table-cell>
          <table:table-cell table:formula="of:=([.D286]+[.D285]+[.D284])/3" office:value-type="float" office:value="41.6666666666667">
            <text:p>41.6666666667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2014-01-04_17:07:23_627176</text:p>
          </table:table-cell>
          <table:table-cell office:value-type="float" office:value="38.5">
            <text:p>38.5</text:p>
          </table:table-cell>
          <table:table-cell office:value-type="float" office:value="-39">
            <text:p>-39</text:p>
          </table:table-cell>
          <table:table-cell office:value-type="float" office:value="-4">
            <text:p>-4</text:p>
          </table:table-cell>
          <table:table-cell table:formula="of:=([.D287]+[.D286]+[.D285])/3" office:value-type="float" office:value="-4">
            <text:p>-4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7:07:23_635423</text:p>
          </table:table-cell>
          <table:table-cell office:value-type="float" office:value="38.6">
            <text:p>38.6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table:formula="of:=([.D288]+[.D287]+[.D286])/3" office:value-type="float" office:value="25.6666666666667">
            <text:p>25.6666666667</text:p>
          </table:table-cell>
          <table:table-cell office:value-type="float" office:value="-381">
            <text:p>-381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14-01-04_17:07:23_643692</text:p>
          </table:table-cell>
          <table:table-cell office:value-type="float" office:value="38.7">
            <text:p>38.7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table:formula="of:=([.D289]+[.D288]+[.D287])/3" office:value-type="float" office:value="55.3333333333333">
            <text:p>55.3333333333</text:p>
          </table:table-cell>
          <table:table-cell office:value-type="float" office:value="-381">
            <text:p>-38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7:07:23_651946</text:p>
          </table:table-cell>
          <table:table-cell office:value-type="float" office:value="38.8">
            <text:p>38.8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table:formula="of:=([.D290]+[.D289]+[.D288])/3" office:value-type="float" office:value="94.3333333333333">
            <text:p>94.333333333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7:07:23_660218</text:p>
          </table:table-cell>
          <table:table-cell office:value-type="float" office:value="38.9">
            <text:p>38.9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table:formula="of:=([.D291]+[.D290]+[.D289])/3" office:value-type="float" office:value="103.666666666667">
            <text:p>103.6666666667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2014-01-04_17:07:23_668581</text:p>
          </table:table-cell>
          <table:table-cell office:value-type="float" office:value="39">
            <text:p>39</text:p>
          </table:table-cell>
          <table:table-cell office:value-type="float" office:value="-255">
            <text:p>-255</text:p>
          </table:table-cell>
          <table:table-cell office:value-type="float" office:value="120">
            <text:p>120</text:p>
          </table:table-cell>
          <table:table-cell table:formula="of:=([.D292]+[.D291]+[.D290])/3" office:value-type="float" office:value="115.333333333333">
            <text:p>115.3333333333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7:07:23_676856</text:p>
          </table:table-cell>
          <table:table-cell office:value-type="float" office:value="39.1">
            <text:p>39.1</text:p>
          </table:table-cell>
          <table:table-cell office:value-type="float" office:value="-255">
            <text:p>-255</text:p>
          </table:table-cell>
          <table:table-cell office:value-type="float" office:value="120">
            <text:p>120</text:p>
          </table:table-cell>
          <table:table-cell table:formula="of:=([.D293]+[.D292]+[.D291])/3" office:value-type="float" office:value="117.666666666667">
            <text:p>117.6666666667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7:07:23_685168</text:p>
          </table:table-cell>
          <table:table-cell office:value-type="float" office:value="39.2">
            <text:p>39.2</text:p>
          </table:table-cell>
          <table:table-cell office:value-type="float" office:value="-255">
            <text:p>-255</text:p>
          </table:table-cell>
          <table:table-cell office:value-type="float" office:value="120">
            <text:p>120</text:p>
          </table:table-cell>
          <table:table-cell table:formula="of:=([.D294]+[.D293]+[.D292])/3" office:value-type="float" office:value="120">
            <text:p>12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2014-01-04_17:07:23_693453</text:p>
          </table:table-cell>
          <table:table-cell office:value-type="float" office:value="39.3">
            <text:p>39.3</text:p>
          </table:table-cell>
          <table:table-cell office:value-type="float" office:value="241">
            <text:p>241</text:p>
          </table:table-cell>
          <table:table-cell office:value-type="float" office:value="137">
            <text:p>137</text:p>
          </table:table-cell>
          <table:table-cell table:formula="of:=([.D295]+[.D294]+[.D293])/3" office:value-type="float" office:value="125.666666666667">
            <text:p>125.6666666667</text:p>
          </table:table-cell>
          <table:table-cell office:value-type="float" office:value="-502">
            <text:p>-502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7:07:23_701724</text:p>
          </table:table-cell>
          <table:table-cell office:value-type="float" office:value="39.4">
            <text:p>39.4</text:p>
          </table:table-cell>
          <table:table-cell office:value-type="float" office:value="241">
            <text:p>241</text:p>
          </table:table-cell>
          <table:table-cell office:value-type="float" office:value="137">
            <text:p>137</text:p>
          </table:table-cell>
          <table:table-cell table:formula="of:=([.D296]+[.D295]+[.D294])/3" office:value-type="float" office:value="131.333333333333">
            <text:p>131.3333333333</text:p>
          </table:table-cell>
          <table:table-cell office:value-type="float" office:value="-502">
            <text:p>-502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2014-01-04_17:07:23_710082</text:p>
          </table:table-cell>
          <table:table-cell office:value-type="float" office:value="39.5">
            <text:p>39.5</text:p>
          </table:table-cell>
          <table:table-cell office:value-type="float" office:value="-10">
            <text:p>-10</text:p>
          </table:table-cell>
          <table:table-cell office:value-type="float" office:value="197">
            <text:p>197</text:p>
          </table:table-cell>
          <table:table-cell table:formula="of:=([.D297]+[.D296]+[.D295])/3" office:value-type="float" office:value="157">
            <text:p>157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7:07:23_718709</text:p>
          </table:table-cell>
          <table:table-cell office:value-type="float" office:value="39.6">
            <text:p>39.6</text:p>
          </table:table-cell>
          <table:table-cell office:value-type="float" office:value="-10">
            <text:p>-10</text:p>
          </table:table-cell>
          <table:table-cell office:value-type="float" office:value="197">
            <text:p>197</text:p>
          </table:table-cell>
          <table:table-cell table:formula="of:=([.D298]+[.D297]+[.D296])/3" office:value-type="float" office:value="177">
            <text:p>177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7:07:23_726991</text:p>
          </table:table-cell>
          <table:table-cell office:value-type="float" office:value="39.7">
            <text:p>39.7</text:p>
          </table:table-cell>
          <table:table-cell office:value-type="float" office:value="-77">
            <text:p>-77</text:p>
          </table:table-cell>
          <table:table-cell office:value-type="float" office:value="145">
            <text:p>145</text:p>
          </table:table-cell>
          <table:table-cell table:formula="of:=([.D299]+[.D298]+[.D297])/3" office:value-type="float" office:value="179.666666666667">
            <text:p>179.6666666667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2014-01-04_17:07:23_735243</text:p>
          </table:table-cell>
          <table:table-cell office:value-type="float" office:value="39.8">
            <text:p>39.8</text:p>
          </table:table-cell>
          <table:table-cell office:value-type="float" office:value="-77">
            <text:p>-77</text:p>
          </table:table-cell>
          <table:table-cell office:value-type="float" office:value="145">
            <text:p>145</text:p>
          </table:table-cell>
          <table:table-cell table:formula="of:=([.D300]+[.D299]+[.D298])/3" office:value-type="float" office:value="162.333333333333">
            <text:p>162.3333333333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7:07:23_743524</text:p>
          </table:table-cell>
          <table:table-cell office:value-type="float" office:value="39.9">
            <text:p>39.9</text:p>
          </table:table-cell>
          <table:table-cell office:value-type="float" office:value="-77">
            <text:p>-77</text:p>
          </table:table-cell>
          <table:table-cell office:value-type="float" office:value="145">
            <text:p>145</text:p>
          </table:table-cell>
          <table:table-cell table:formula="of:=([.D301]+[.D300]+[.D299])/3" office:value-type="float" office:value="145">
            <text:p>145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2014-01-04_17:07:23_751740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([.D302]+[.D301]+[.D300])/3" office:value-type="float" office:value="97">
            <text:p>97</text:p>
          </table:table-cell>
          <table:table-cell office:value-type="float" office:value="-546">
            <text:p>-546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7:07:23_759999</text:p>
          </table:table-cell>
          <table:table-cell office:value-type="float" office:value="40.1">
            <text:p>40.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([.D303]+[.D302]+[.D301])/3" office:value-type="float" office:value="49">
            <text:p>49</text:p>
          </table:table-cell>
          <table:table-cell office:value-type="float" office:value="-546">
            <text:p>-546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7:07:23_768305</text:p>
          </table:table-cell>
          <table:table-cell office:value-type="float" office:value="40.2">
            <text:p>40.2</text:p>
          </table:table-cell>
          <table:table-cell office:value-type="float" office:value="-116">
            <text:p>-116</text:p>
          </table:table-cell>
          <table:table-cell office:value-type="float" office:value="88">
            <text:p>88</text:p>
          </table:table-cell>
          <table:table-cell table:formula="of:=([.D304]+[.D303]+[.D302])/3" office:value-type="float" office:value="30">
            <text:p>30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2014-01-04_17:07:23_776571</text:p>
          </table:table-cell>
          <table:table-cell office:value-type="float" office:value="40.3">
            <text:p>40.3</text:p>
          </table:table-cell>
          <table:table-cell office:value-type="float" office:value="-116">
            <text:p>-116</text:p>
          </table:table-cell>
          <table:table-cell office:value-type="float" office:value="88">
            <text:p>88</text:p>
          </table:table-cell>
          <table:table-cell table:formula="of:=([.D305]+[.D304]+[.D303])/3" office:value-type="float" office:value="59">
            <text:p>59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7:07:23_784828</text:p>
          </table:table-cell>
          <table:table-cell office:value-type="float" office:value="40.4">
            <text:p>40.4</text:p>
          </table:table-cell>
          <table:table-cell office:value-type="float" office:value="-292">
            <text:p>-292</text:p>
          </table:table-cell>
          <table:table-cell office:value-type="float" office:value="194">
            <text:p>194</text:p>
          </table:table-cell>
          <table:table-cell table:formula="of:=([.D306]+[.D305]+[.D304])/3" office:value-type="float" office:value="123.333333333333">
            <text:p>123.3333333333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7:07:23_793086</text:p>
          </table:table-cell>
          <table:table-cell office:value-type="float" office:value="40.5">
            <text:p>40.5</text:p>
          </table:table-cell>
          <table:table-cell office:value-type="float" office:value="-292">
            <text:p>-292</text:p>
          </table:table-cell>
          <table:table-cell office:value-type="float" office:value="194">
            <text:p>194</text:p>
          </table:table-cell>
          <table:table-cell table:formula="of:=([.D307]+[.D306]+[.D305])/3" office:value-type="float" office:value="158.666666666667">
            <text:p>158.6666666667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14-01-04_17:07:23_801343</text:p>
          </table:table-cell>
          <table:table-cell office:value-type="float" office:value="40.6">
            <text:p>40.6</text:p>
          </table:table-cell>
          <table:table-cell office:value-type="float" office:value="-292">
            <text:p>-292</text:p>
          </table:table-cell>
          <table:table-cell office:value-type="float" office:value="194">
            <text:p>194</text:p>
          </table:table-cell>
          <table:table-cell table:formula="of:=([.D308]+[.D307]+[.D306])/3" office:value-type="float" office:value="194">
            <text:p>194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7:07:23_809662</text:p>
          </table:table-cell>
          <table:table-cell office:value-type="float" office:value="40.7">
            <text:p>40.7</text:p>
          </table:table-cell>
          <table:table-cell office:value-type="float" office:value="55">
            <text:p>55</text:p>
          </table:table-cell>
          <table:table-cell office:value-type="float" office:value="160">
            <text:p>160</text:p>
          </table:table-cell>
          <table:table-cell table:formula="of:=([.D309]+[.D308]+[.D307])/3" office:value-type="float" office:value="182.666666666667">
            <text:p>182.6666666667</text:p>
          </table:table-cell>
          <table:table-cell office:value-type="float" office:value="-440">
            <text:p>-440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2014-01-04_17:07:23_818130</text:p>
          </table:table-cell>
          <table:table-cell office:value-type="float" office:value="40.8">
            <text:p>40.8</text:p>
          </table:table-cell>
          <table:table-cell office:value-type="float" office:value="55">
            <text:p>55</text:p>
          </table:table-cell>
          <table:table-cell office:value-type="float" office:value="160">
            <text:p>160</text:p>
          </table:table-cell>
          <table:table-cell table:formula="of:=([.D310]+[.D309]+[.D308])/3" office:value-type="float" office:value="171.333333333333">
            <text:p>171.3333333333</text:p>
          </table:table-cell>
          <table:table-cell office:value-type="float" office:value="-440">
            <text:p>-440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7:07:23_827096</text:p>
          </table:table-cell>
          <table:table-cell office:value-type="float" office:value="40.9">
            <text:p>40.9</text:p>
          </table:table-cell>
          <table:table-cell office:value-type="float" office:value="43">
            <text:p>43</text:p>
          </table:table-cell>
          <table:table-cell office:value-type="float" office:value="256">
            <text:p>256</text:p>
          </table:table-cell>
          <table:table-cell table:formula="of:=([.D311]+[.D310]+[.D309])/3" office:value-type="float" office:value="192">
            <text:p>192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7:07:23_83535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256">
            <text:p>256</text:p>
          </table:table-cell>
          <table:table-cell table:formula="of:=([.D312]+[.D311]+[.D310])/3" office:value-type="float" office:value="224">
            <text:p>224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2014-01-04_17:07:23_843623</text:p>
          </table:table-cell>
          <table:table-cell office:value-type="float" office:value="41.1">
            <text:p>41.1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formula="of:=([.D313]+[.D312]+[.D311])/3" office:value-type="float" office:value="196">
            <text:p>196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7:07:23_851889</text:p>
          </table:table-cell>
          <table:table-cell office:value-type="float" office:value="41.2">
            <text:p>41.2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formula="of:=([.D314]+[.D313]+[.D312])/3" office:value-type="float" office:value="136">
            <text:p>136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7:07:23_860161</text:p>
          </table:table-cell>
          <table:table-cell office:value-type="float" office:value="41.3">
            <text:p>41.3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formula="of:=([.D315]+[.D314]+[.D313])/3" office:value-type="float" office:value="76">
            <text:p>76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2014-01-04_17:07:23_868493</text:p>
          </table:table-cell>
          <table:table-cell office:value-type="float" office:value="41.4">
            <text:p>41.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table:formula="of:=([.D316]+[.D315]+[.D314])/3" office:value-type="float" office:value="86.6666666666667">
            <text:p>86.6666666667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7:07:23_876776</text:p>
          </table:table-cell>
          <table:table-cell office:value-type="float" office:value="41.5">
            <text:p>41.5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table:formula="of:=([.D317]+[.D316]+[.D315])/3" office:value-type="float" office:value="97.3333333333333">
            <text:p>97.3333333333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14-01-04_17:07:23_885048</text:p>
          </table:table-cell>
          <table:table-cell office:value-type="float" office:value="41.6">
            <text:p>41.6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table:formula="of:=([.D318]+[.D317]+[.D316])/3" office:value-type="float" office:value="109.666666666667">
            <text:p>109.6666666667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7:07:23_893356</text:p>
          </table:table-cell>
          <table:table-cell office:value-type="float" office:value="41.7">
            <text:p>41.7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table:formula="of:=([.D319]+[.D318]+[.D317])/3" office:value-type="float" office:value="111.333333333333">
            <text:p>111.333333333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7:07:23_901665</text:p>
          </table:table-cell>
          <table:table-cell office:value-type="float" office:value="41.8">
            <text:p>41.8</text:p>
          </table:table-cell>
          <table:table-cell office:value-type="float" office:value="88">
            <text:p>88</text:p>
          </table:table-cell>
          <table:table-cell office:value-type="float" office:value="-199">
            <text:p>-199</text:p>
          </table:table-cell>
          <table:table-cell table:formula="of:=([.D320]+[.D319]+[.D318])/3" office:value-type="float" office:value="9">
            <text:p>9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2014-01-04_17:07:23_909985</text:p>
          </table:table-cell>
          <table:table-cell office:value-type="float" office:value="41.9">
            <text:p>41.9</text:p>
          </table:table-cell>
          <table:table-cell office:value-type="float" office:value="88">
            <text:p>88</text:p>
          </table:table-cell>
          <table:table-cell office:value-type="float" office:value="-199">
            <text:p>-199</text:p>
          </table:table-cell>
          <table:table-cell table:formula="of:=([.D321]+[.D320]+[.D319])/3" office:value-type="float" office:value="-95">
            <text:p>-95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7:07:23_918322</text:p>
          </table:table-cell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-199">
            <text:p>-199</text:p>
          </table:table-cell>
          <table:table-cell table:formula="of:=([.D322]+[.D321]+[.D320])/3" office:value-type="float" office:value="-199">
            <text:p>-199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7:07:23_926635</text:p>
          </table:table-cell>
          <table:table-cell office:value-type="float" office:value="42.1">
            <text:p>42.1</text:p>
          </table:table-cell>
          <table:table-cell office:value-type="float" office:value="132">
            <text:p>132</text:p>
          </table:table-cell>
          <table:table-cell office:value-type="float" office:value="112">
            <text:p>112</text:p>
          </table:table-cell>
          <table:table-cell table:formula="of:=([.D323]+[.D322]+[.D321])/3" office:value-type="float" office:value="-95.3333333333333">
            <text:p>-95.3333333333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2014-01-04_17:07:23_934892</text:p>
          </table:table-cell>
          <table:table-cell office:value-type="float" office:value="42.2">
            <text:p>42.2</text:p>
          </table:table-cell>
          <table:table-cell office:value-type="float" office:value="132">
            <text:p>132</text:p>
          </table:table-cell>
          <table:table-cell office:value-type="float" office:value="112">
            <text:p>112</text:p>
          </table:table-cell>
          <table:table-cell table:formula="of:=([.D324]+[.D323]+[.D322])/3" office:value-type="float" office:value="8.33333333333333">
            <text:p>8.3333333333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7:07:23_943199</text:p>
          </table:table-cell>
          <table:table-cell office:value-type="float" office:value="42.3">
            <text:p>42.3</text:p>
          </table:table-cell>
          <table:table-cell office:value-type="float" office:value="89">
            <text:p>89</text:p>
          </table:table-cell>
          <table:table-cell office:value-type="float" office:value="197">
            <text:p>197</text:p>
          </table:table-cell>
          <table:table-cell table:formula="of:=([.D325]+[.D324]+[.D323])/3" office:value-type="float" office:value="140.333333333333">
            <text:p>140.333333333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2014-01-04_17:07:23_951454</text:p>
          </table:table-cell>
          <table:table-cell office:value-type="float" office:value="42.4">
            <text:p>42.4</text:p>
          </table:table-cell>
          <table:table-cell office:value-type="float" office:value="89">
            <text:p>89</text:p>
          </table:table-cell>
          <table:table-cell office:value-type="float" office:value="197">
            <text:p>197</text:p>
          </table:table-cell>
          <table:table-cell table:formula="of:=([.D326]+[.D325]+[.D324])/3" office:value-type="float" office:value="168.666666666667">
            <text:p>168.666666666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7:07:23_959684</text:p>
          </table:table-cell>
          <table:table-cell office:value-type="float" office:value="42.5">
            <text:p>42.5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([.D327]+[.D326]+[.D325])/3" office:value-type="float" office:value="160.666666666667">
            <text:p>160.6666666667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7:07:23_968069</text:p>
          </table:table-cell>
          <table:table-cell office:value-type="float" office:value="42.6">
            <text:p>42.6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([.D328]+[.D327]+[.D326])/3" office:value-type="float" office:value="124.333333333333">
            <text:p>124.3333333333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2014-01-04_17:07:23_976359</text:p>
          </table:table-cell>
          <table:table-cell office:value-type="float" office:value="42.7">
            <text:p>42.7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([.D329]+[.D328]+[.D327])/3" office:value-type="float" office:value="88">
            <text:p>88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7:07:23_984609</text:p>
          </table:table-cell>
          <table:table-cell office:value-type="float" office:value="42.8">
            <text:p>42.8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table:formula="of:=([.D330]+[.D329]+[.D328])/3" office:value-type="float" office:value="107.666666666667">
            <text:p>107.6666666667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2014-01-04_17:07:23_992853</text:p>
          </table:table-cell>
          <table:table-cell office:value-type="float" office:value="42.9">
            <text:p>42.9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table:formula="of:=([.D331]+[.D330]+[.D329])/3" office:value-type="float" office:value="127.333333333333">
            <text:p>127.3333333333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7:07:24_001066</text:p>
          </table:table-cell>
          <table:table-cell office:value-type="float" office:value="43">
            <text:p>43</text:p>
          </table:table-cell>
          <table:table-cell office:value-type="float" office:value="-70">
            <text:p>-70</text:p>
          </table:table-cell>
          <table:table-cell office:value-type="float" office:value="67">
            <text:p>67</text:p>
          </table:table-cell>
          <table:table-cell table:formula="of:=([.D332]+[.D331]+[.D330])/3" office:value-type="float" office:value="120.333333333333">
            <text:p>120.3333333333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7:07:24_009473</text:p>
          </table:table-cell>
          <table:table-cell office:value-type="float" office:value="43.1">
            <text:p>43.1</text:p>
          </table:table-cell>
          <table:table-cell office:value-type="float" office:value="-70">
            <text:p>-70</text:p>
          </table:table-cell>
          <table:table-cell office:value-type="float" office:value="67">
            <text:p>67</text:p>
          </table:table-cell>
          <table:table-cell table:formula="of:=([.D333]+[.D332]+[.D331])/3" office:value-type="float" office:value="93.6666666666667">
            <text:p>93.6666666667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2014-01-04_17:07:24_017765</text:p>
          </table:table-cell>
          <table:table-cell office:value-type="float" office:value="43.2">
            <text:p>43.2</text:p>
          </table:table-cell>
          <table:table-cell office:value-type="float" office:value="-58">
            <text:p>-58</text:p>
          </table:table-cell>
          <table:table-cell office:value-type="float" office:value="-48">
            <text:p>-48</text:p>
          </table:table-cell>
          <table:table-cell table:formula="of:=([.D334]+[.D333]+[.D332])/3" office:value-type="float" office:value="28.6666666666667">
            <text:p>28.6666666667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7:07:24_026101</text:p>
          </table:table-cell>
          <table:table-cell office:value-type="float" office:value="43.3">
            <text:p>43.3</text:p>
          </table:table-cell>
          <table:table-cell office:value-type="float" office:value="-58">
            <text:p>-58</text:p>
          </table:table-cell>
          <table:table-cell office:value-type="float" office:value="-48">
            <text:p>-48</text:p>
          </table:table-cell>
          <table:table-cell table:formula="of:=([.D335]+[.D334]+[.D333])/3" office:value-type="float" office:value="-9.66666666666667">
            <text:p>-9.6666666667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7:07:24_034387</text:p>
          </table:table-cell>
          <table:table-cell office:value-type="float" office:value="43.4">
            <text:p>43.4</text:p>
          </table:table-cell>
          <table:table-cell office:value-type="float" office:value="-58">
            <text:p>-58</text:p>
          </table:table-cell>
          <table:table-cell office:value-type="float" office:value="-48">
            <text:p>-48</text:p>
          </table:table-cell>
          <table:table-cell table:formula="of:=([.D336]+[.D335]+[.D334])/3" office:value-type="float" office:value="-48">
            <text:p>-48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2014-01-04_17:07:24_042669</text:p>
          </table:table-cell>
          <table:table-cell office:value-type="float" office:value="43.5">
            <text:p>43.5</text:p>
          </table:table-cell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table:formula="of:=([.D337]+[.D336]+[.D335])/3" office:value-type="float" office:value="21">
            <text:p>21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7:07:24_051053</text:p>
          </table:table-cell>
          <table:table-cell office:value-type="float" office:value="43.6">
            <text:p>43.6</text:p>
          </table:table-cell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table:formula="of:=([.D338]+[.D337]+[.D336])/3" office:value-type="float" office:value="90">
            <text:p>90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2014-01-04_17:07:24_059318</text:p>
          </table:table-cell>
          <table:table-cell office:value-type="float" office:value="43.7">
            <text:p>43.7</text:p>
          </table:table-cell>
          <table:table-cell office:value-type="float" office:value="7">
            <text:p>7</text:p>
          </table:table-cell>
          <table:table-cell office:value-type="float" office:value="-63">
            <text:p>-63</text:p>
          </table:table-cell>
          <table:table-cell table:formula="of:=([.D339]+[.D338]+[.D337])/3" office:value-type="float" office:value="85">
            <text:p>85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7:07:24_067568</text:p>
          </table:table-cell>
          <table:table-cell office:value-type="float" office:value="43.8">
            <text:p>43.8</text:p>
          </table:table-cell>
          <table:table-cell office:value-type="float" office:value="7">
            <text:p>7</text:p>
          </table:table-cell>
          <table:table-cell office:value-type="float" office:value="-63">
            <text:p>-63</text:p>
          </table:table-cell>
          <table:table-cell table:formula="of:=([.D340]+[.D339]+[.D338])/3" office:value-type="float" office:value="11">
            <text:p>11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7:07:24_075874</text:p>
          </table:table-cell>
          <table:table-cell office:value-type="float" office:value="43.9">
            <text:p>43.9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table:formula="of:=([.D341]+[.D340]+[.D339])/3" office:value-type="float" office:value="-22.6666666666667">
            <text:p>-22.6666666667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14-01-04_17:07:24_084263</text:p>
          </table:table-cell>
          <table:table-cell office:value-type="float" office:value="44">
            <text:p>44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table:formula="of:=([.D342]+[.D341]+[.D340])/3" office:value-type="float" office:value="17.6666666666667">
            <text:p>17.6666666667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7:07:24_092623</text:p>
          </table:table-cell>
          <table:table-cell office:value-type="float" office:value="44.1">
            <text:p>44.1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table:formula="of:=([.D343]+[.D342]+[.D341])/3" office:value-type="float" office:value="58">
            <text:p>58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7:07:24_100921</text:p>
          </table:table-cell>
          <table:table-cell office:value-type="float" office:value="44.2">
            <text:p>44.2</text:p>
          </table:table-cell>
          <table:table-cell office:value-type="float" office:value="-100">
            <text:p>-100</text:p>
          </table:table-cell>
          <table:table-cell office:value-type="float" office:value="167">
            <text:p>167</text:p>
          </table:table-cell>
          <table:table-cell table:formula="of:=([.D344]+[.D343]+[.D342])/3" office:value-type="float" office:value="94.3333333333333">
            <text:p>94.33333333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2014-01-04_17:07:24_109226</text:p>
          </table:table-cell>
          <table:table-cell office:value-type="float" office:value="44.3">
            <text:p>44.3</text:p>
          </table:table-cell>
          <table:table-cell office:value-type="float" office:value="-100">
            <text:p>-100</text:p>
          </table:table-cell>
          <table:table-cell office:value-type="float" office:value="167">
            <text:p>167</text:p>
          </table:table-cell>
          <table:table-cell table:formula="of:=([.D345]+[.D344]+[.D343])/3" office:value-type="float" office:value="130.666666666667">
            <text:p>130.666666666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7:07:24_117480</text:p>
          </table:table-cell>
          <table:table-cell office:value-type="float" office:value="44.4">
            <text:p>44.4</text:p>
          </table:table-cell>
          <table:table-cell office:value-type="float" office:value="-174">
            <text:p>-174</text:p>
          </table:table-cell>
          <table:table-cell office:value-type="float" office:value="-56">
            <text:p>-56</text:p>
          </table:table-cell>
          <table:table-cell table:formula="of:=([.D346]+[.D345]+[.D344])/3" office:value-type="float" office:value="92.6666666666667">
            <text:p>92.6666666667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2014-01-04_17:07:24_126683</text:p>
          </table:table-cell>
          <table:table-cell office:value-type="float" office:value="44.5">
            <text:p>44.5</text:p>
          </table:table-cell>
          <table:table-cell office:value-type="float" office:value="-174">
            <text:p>-174</text:p>
          </table:table-cell>
          <table:table-cell office:value-type="float" office:value="-56">
            <text:p>-56</text:p>
          </table:table-cell>
          <table:table-cell table:formula="of:=([.D347]+[.D346]+[.D345])/3" office:value-type="float" office:value="18.3333333333333">
            <text:p>18.3333333333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7:07:24_134933</text:p>
          </table:table-cell>
          <table:table-cell office:value-type="float" office:value="44.6">
            <text:p>44.6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table:formula="of:=([.D348]+[.D347]+[.D346])/3" office:value-type="float" office:value="-0.666666666666667">
            <text:p>-0.6666666667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7:07:24_143243</text:p>
          </table:table-cell>
          <table:table-cell office:value-type="float" office:value="44.7">
            <text:p>44.7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table:formula="of:=([.D349]+[.D348]+[.D347])/3" office:value-type="float" office:value="54.6666666666667">
            <text:p>54.6666666667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2014-01-04_17:07:24_151498</text:p>
          </table:table-cell>
          <table:table-cell office:value-type="float" office:value="44.8">
            <text:p>44.8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table:formula="of:=([.D350]+[.D349]+[.D348])/3" office:value-type="float" office:value="110">
            <text:p>11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7:07:24_159767</text:p>
          </table:table-cell>
          <table:table-cell office:value-type="float" office:value="44.9">
            <text:p>44.9</text:p>
          </table:table-cell>
          <table:table-cell table:number-columns-repeated="2" office:value-type="float" office:value="84">
            <text:p>84</text:p>
          </table:table-cell>
          <table:table-cell table:formula="of:=([.D351]+[.D350]+[.D349])/3" office:value-type="float" office:value="101.333333333333">
            <text:p>101.3333333333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2014-01-04_17:07:24_168015</text:p>
          </table:table-cell>
          <table:table-cell office:value-type="float" office:value="45">
            <text:p>45</text:p>
          </table:table-cell>
          <table:table-cell table:number-columns-repeated="2" office:value-type="float" office:value="84">
            <text:p>84</text:p>
          </table:table-cell>
          <table:table-cell table:formula="of:=([.D352]+[.D351]+[.D350])/3" office:value-type="float" office:value="92.6666666666667">
            <text:p>92.666666666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7:07:24_176272</text:p>
          </table:table-cell>
          <table:table-cell office:value-type="float" office:value="45.1">
            <text:p>45.1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table:formula="of:=([.D353]+[.D352]+[.D351])/3" office:value-type="float" office:value="105.666666666667">
            <text:p>105.6666666667</text:p>
          </table:table-cell>
          <table:table-cell office:value-type="float" office:value="-449">
            <text:p>-449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7:07:24_184508</text:p>
          </table:table-cell>
          <table:table-cell office:value-type="float" office:value="45.2">
            <text:p>45.2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table:formula="of:=([.D354]+[.D353]+[.D352])/3" office:value-type="float" office:value="127.333333333333">
            <text:p>127.3333333333</text:p>
          </table:table-cell>
          <table:table-cell office:value-type="float" office:value="-449">
            <text:p>-449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2014-01-04_17:07:24_192764</text:p>
          </table:table-cell>
          <table:table-cell office:value-type="float" office:value="45.3">
            <text:p>45.3</text:p>
          </table:table-cell>
          <table:table-cell office:value-type="float" office:value="-9">
            <text:p>-9</text:p>
          </table:table-cell>
          <table:table-cell office:value-type="float" office:value="116">
            <text:p>116</text:p>
          </table:table-cell>
          <table:table-cell table:formula="of:=([.D355]+[.D354]+[.D353])/3" office:value-type="float" office:value="138">
            <text:p>138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7:07:24_201027</text:p>
          </table:table-cell>
          <table:table-cell office:value-type="float" office:value="45.4">
            <text:p>45.4</text:p>
          </table:table-cell>
          <table:table-cell office:value-type="float" office:value="-9">
            <text:p>-9</text:p>
          </table:table-cell>
          <table:table-cell office:value-type="float" office:value="116">
            <text:p>116</text:p>
          </table:table-cell>
          <table:table-cell table:formula="of:=([.D356]+[.D355]+[.D354])/3" office:value-type="float" office:value="127">
            <text:p>127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7:07:24_209296</text:p>
          </table:table-cell>
          <table:table-cell office:value-type="float" office:value="45.5">
            <text:p>45.5</text:p>
          </table:table-cell>
          <table:table-cell office:value-type="float" office:value="-9">
            <text:p>-9</text:p>
          </table:table-cell>
          <table:table-cell office:value-type="float" office:value="116">
            <text:p>116</text:p>
          </table:table-cell>
          <table:table-cell table:formula="of:=([.D357]+[.D356]+[.D355])/3"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2014-01-04_17:07:24_217549</text:p>
          </table:table-cell>
          <table:table-cell office:value-type="float" office:value="45.6">
            <text:p>45.6</text:p>
          </table:table-cell>
          <table:table-cell office:value-type="float" office:value="-67">
            <text:p>-67</text:p>
          </table:table-cell>
          <table:table-cell office:value-type="float" office:value="40">
            <text:p>40</text:p>
          </table:table-cell>
          <table:table-cell table:formula="of:=([.D358]+[.D357]+[.D356])/3" office:value-type="float" office:value="90.6666666666667">
            <text:p>90.6666666667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7:07:24_225868</text:p>
          </table:table-cell>
          <table:table-cell office:value-type="float" office:value="45.7">
            <text:p>45.7</text:p>
          </table:table-cell>
          <table:table-cell office:value-type="float" office:value="-67">
            <text:p>-67</text:p>
          </table:table-cell>
          <table:table-cell office:value-type="float" office:value="40">
            <text:p>40</text:p>
          </table:table-cell>
          <table:table-cell table:formula="of:=([.D359]+[.D358]+[.D357])/3" office:value-type="float" office:value="65.3333333333333">
            <text:p>65.3333333333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2014-01-04_17:07:24_234189</text:p>
          </table:table-cell>
          <table:table-cell office:value-type="float" office:value="45.8">
            <text:p>45.8</text:p>
          </table:table-cell>
          <table:table-cell office:value-type="float" office:value="-34">
            <text:p>-34</text:p>
          </table:table-cell>
          <table:table-cell office:value-type="float" office:value="41">
            <text:p>41</text:p>
          </table:table-cell>
          <table:table-cell table:formula="of:=([.D360]+[.D359]+[.D358])/3" office:value-type="float" office:value="40.3333333333333">
            <text:p>40.3333333333</text:p>
          </table:table-cell>
          <table:table-cell office:value-type="float" office:value="-291">
            <text:p>-291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7:07:24_242482</text:p>
          </table:table-cell>
          <table:table-cell office:value-type="float" office:value="45.9">
            <text:p>45.9</text:p>
          </table:table-cell>
          <table:table-cell office:value-type="float" office:value="-34">
            <text:p>-34</text:p>
          </table:table-cell>
          <table:table-cell office:value-type="float" office:value="41">
            <text:p>41</text:p>
          </table:table-cell>
          <table:table-cell table:formula="of:=([.D361]+[.D360]+[.D359])/3" office:value-type="float" office:value="40.6666666666667">
            <text:p>40.6666666667</text:p>
          </table:table-cell>
          <table:table-cell office:value-type="float" office:value="-291">
            <text:p>-291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7:07:24_250699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table:formula="of:=([.D362]+[.D361]+[.D360])/3" office:value-type="float" office:value="23">
            <text:p>2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2014-01-04_17:07:24_258936</text:p>
          </table:table-cell>
          <table:table-cell office:value-type="float" office:value="46.1">
            <text:p>46.1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table:formula="of:=([.D363]+[.D362]+[.D361])/3" office:value-type="float" office:value="5">
            <text:p>5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7:07:24_267196</text:p>
          </table:table-cell>
          <table:table-cell office:value-type="float" office:value="46.2">
            <text:p>46.2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table:formula="of:=([.D364]+[.D363]+[.D362])/3" office:value-type="float" office:value="-13">
            <text:p>-1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7:07:24_275467</text:p>
          </table:table-cell>
          <table:table-cell office:value-type="float" office:value="46.3">
            <text:p>46.3</text:p>
          </table:table-cell>
          <table:table-cell office:value-type="float" office:value="26">
            <text:p>26</text:p>
          </table:table-cell>
          <table:table-cell office:value-type="float" office:value="-86">
            <text:p>-86</text:p>
          </table:table-cell>
          <table:table-cell table:formula="of:=([.D365]+[.D364]+[.D363])/3" office:value-type="float" office:value="-37.3333333333333">
            <text:p>-37.3333333333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2014-01-04_17:07:24_283738</text:p>
          </table:table-cell>
          <table:table-cell office:value-type="float" office:value="46.4">
            <text:p>46.4</text:p>
          </table:table-cell>
          <table:table-cell office:value-type="float" office:value="26">
            <text:p>26</text:p>
          </table:table-cell>
          <table:table-cell office:value-type="float" office:value="-86">
            <text:p>-86</text:p>
          </table:table-cell>
          <table:table-cell table:formula="of:=([.D366]+[.D365]+[.D364])/3" office:value-type="float" office:value="-61.6666666666667">
            <text:p>-61.6666666667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7:07:24_292008</text:p>
          </table:table-cell>
          <table:table-cell office:value-type="float" office:value="46.5">
            <text:p>46.5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D367]+[.D366]+[.D365])/3" office:value-type="float" office:value="-51.6666666666667">
            <text:p>-51.6666666667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2014-01-04_17:07:24_300289</text:p>
          </table:table-cell>
          <table:table-cell office:value-type="float" office:value="46.6">
            <text:p>46.6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D368]+[.D367]+[.D366])/3" office:value-type="float" office:value="-17.3333333333333">
            <text:p>-17.3333333333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7:07:24_308693</text:p>
          </table:table-cell>
          <table:table-cell office:value-type="float" office:value="46.7">
            <text:p>46.7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D369]+[.D368]+[.D367])/3" office:value-type="float" office:value="17">
            <text:p>17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7:07:24_317000</text:p>
          </table:table-cell>
          <table:table-cell office:value-type="float" office:value="46.8">
            <text:p>46.8</text:p>
          </table:table-cell>
          <table:table-cell office:value-type="float" office:value="-114">
            <text:p>-114</text:p>
          </table:table-cell>
          <table:table-cell office:value-type="float" office:value="-66">
            <text:p>-66</text:p>
          </table:table-cell>
          <table:table-cell table:formula="of:=([.D370]+[.D369]+[.D368])/3" office:value-type="float" office:value="-10.6666666666667">
            <text:p>-10.6666666667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</table:table-row>
        <table:table-row table:style-name="ro1">
          <table:table-cell office:value-type="string">
            <text:p>2014-01-04_17:07:24_325313</text:p>
          </table:table-cell>
          <table:table-cell office:value-type="float" office:value="46.9">
            <text:p>46.9</text:p>
          </table:table-cell>
          <table:table-cell office:value-type="float" office:value="-114">
            <text:p>-114</text:p>
          </table:table-cell>
          <table:table-cell office:value-type="float" office:value="-66">
            <text:p>-66</text:p>
          </table:table-cell>
          <table:table-cell table:formula="of:=([.D371]+[.D370]+[.D369])/3" office:value-type="float" office:value="-38.3333333333333">
            <text:p>-38.3333333333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18:18:34</dc:date>
    <meta:generator>LibreOffice/3.5$Linux_X86_64 LibreOffice_project/350m1$Build-2</meta:generator>
    <meta:editing-duration>PT2M47S</meta:editing-duration>
    <meta:editing-cycles>2</meta:editing-cycles>
    <meta:document-statistic meta:table-count="1" meta:cell-count="29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21cm" svg:height="11.648cm" xlink:href=".." xlink:type="simple" chart:class="chart:bar" chart:style-name="ch1">
        <chart:legend chart:legend-position="end" svg:x="45.27cm" svg:y="5.525cm" style:legend-expansion="high" chart:style-name="ch2"/>
        <chart:plot-area chart:style-name="ch3" table:cell-range-address="Sheet1.B1:Sheet1.B371 Sheet1.D1:Sheet1.D371" chart:data-source-has-labels="both" svg:x="1.374cm" svg:y="1.063cm" svg:width="42.048cm" svg:height="9.933cm">
          <chartooo:coordinate-region svg:x="2.286cm" svg:y="1.262cm" svg:width="40.97cm" svg:height="9.535cm"/>
          <chart:axis chart:dimension="x" chart:name="primary-x" chart:style-name="ch4" chartooo:axis-type="auto">
            <chartooo:date-scale/>
            <chart:categories table:cell-range-address="Sheet1.B2:Sheet1.B3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71" chart:label-cell-address="Sheet1.D1:Sheet1.D1" chart:class="chart:bar">
            <chart:data-point chart:repeated="3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153">
                <text:p>153</text:p>
                <draw:g>
                  <svg:desc>Sheet1.D2:Sheet1.D371</svg:desc>
                </draw:g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241cm" svg:height="12.563cm" xlink:href=".." xlink:type="simple" chart:class="chart:bar" chart:style-name="ch1">
        <chart:legend chart:legend-position="end" svg:x="45.116cm" svg:y="5.982cm" style:legend-expansion="high" chart:style-name="ch2"/>
        <chart:plot-area chart:style-name="ch3" table:cell-range-address="Sheet1.B1:Sheet1.B371 Sheet1.E1:Sheet1.E371" chart:data-source-has-labels="both" svg:x="1.374cm" svg:y="1.139cm" svg:width="41.894cm" svg:height="10.753cm">
          <chartooo:coordinate-region svg:x="2.286cm" svg:y="1.339cm" svg:width="40.815cm" svg:height="10.354cm"/>
          <chart:axis chart:dimension="x" chart:name="primary-x" chart:style-name="ch4" chartooo:axis-type="auto">
            <chartooo:date-scale/>
            <chart:categories table:cell-range-address="Sheet1.B2:Sheet1.B3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371" chart:label-cell-address="Sheet1.E1:Sheet1.E1" chart:class="chart:bar">
            <chart:data-point chart:repeated="3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0">
                <text:p>0</text:p>
                <draw:g>
                  <svg:desc>Sheet1.E2:Sheet1.E371</svg:desc>
                </draw:g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72.333333333333">
                <text:p>172.333333333333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67.666666666667">
                <text:p>167.6666666666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61.333333333333">
                <text:p>161.333333333333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52.666666666667">
                <text:p>152.666666666667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2.666666666667">
                <text:p>142.666666666667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41.333333333333">
                <text:p>141.333333333333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56.666666666667">
                <text:p>156.66666666666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49.333333333333">
                <text:p>149.333333333333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65.666666666667">
                <text:p>165.6666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0.333333333333">
                <text:p>150.333333333333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39.666666666667">
                <text:p>139.666666666667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44.333333333333">
                <text:p>144.333333333333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57.666666666667">
                <text:p>157.666666666667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29.333333333333">
                <text:p>129.333333333333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27.333333333333">
                <text:p>127.333333333333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08.666666666667">
                <text:p>108.666666666667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07.333333333333">
                <text:p>107.333333333333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24.666666666667">
                <text:p>124.666666666667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9.666666666667">
                <text:p>139.666666666667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24.333333333333">
                <text:p>124.333333333333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60.333333333333">
                <text:p>160.333333333333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49.666666666667">
                <text:p>149.666666666667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7.333333333333">
                <text:p>157.333333333333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37.666666666667">
                <text:p>137.666666666667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62.3333333333333">
                <text:p>62.3333333333333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75.6666666666667">
                <text:p>75.6666666666667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34.333333333333">
                <text:p>134.333333333333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60.333333333333">
                <text:p>160.333333333333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31.666666666667">
                <text:p>131.666666666667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36.666666666667">
                <text:p>136.666666666667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51.333333333333">
                <text:p>151.333333333333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49.333333333333">
                <text:p>149.333333333333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69.333333333333">
                <text:p>169.333333333333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68.666666666667">
                <text:p>168.666666666667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221.333333333333">
                <text:p>221.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4.666666666667">
                <text:p>214.666666666667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61.333333333333">
                <text:p>161.333333333333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07.666666666667">
                <text:p>107.666666666667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28.666666666667">
                <text:p>128.666666666667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35.666666666667">
                <text:p>135.666666666667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57.333333333333">
                <text:p>157.333333333333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87.666666666667">
                <text:p>187.666666666667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6.666666666667">
                <text:p>136.666666666667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26.333333333333">
                <text:p>126.333333333333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05.666666666667">
                <text:p>105.666666666667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02.333333333333">
                <text:p>102.333333333333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96.666666666667">
                <text:p>196.666666666667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38.666666666667">
                <text:p>138.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5.333333333333">
                <text:p>145.333333333333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84.333333333333">
                <text:p>184.333333333333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216.666666666667">
                <text:p>216.666666666667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221.333333333333">
                <text:p>221.333333333333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223.666666666667">
                <text:p>223.666666666667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220.666666666667">
                <text:p>220.666666666667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215.333333333333">
                <text:p>215.33333333333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49.666666666667">
                <text:p>149.666666666667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203.666666666667">
                <text:p>203.666666666667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35.666666666667">
                <text:p>135.666666666667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18.333333333333">
                <text:p>118.33333333333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23.666666666667">
                <text:p>123.666666666667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46.333333333333">
                <text:p>146.333333333333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72.333333333333">
                <text:p>172.333333333333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225.333333333333">
                <text:p>225.333333333333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44.666666666667">
                <text:p>244.666666666667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233.666666666667">
                <text:p>233.666666666667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203.333333333333">
                <text:p>203.333333333333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245.333333333333">
                <text:p>245.333333333333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245.666666666667">
                <text:p>245.666666666667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26.666666666667">
                <text:p>126.666666666667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51.333333333333">
                <text:p>151.333333333333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2.333333333333">
                <text:p>162.33333333333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245.333333333333">
                <text:p>245.333333333333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247.666666666667">
                <text:p>247.666666666667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245.333333333333">
                <text:p>245.333333333333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240.666666666667">
                <text:p>240.666666666667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133.666666666667">
                <text:p>133.666666666667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157.666666666667">
                <text:p>157.666666666667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-47.6666666666667">
                <text:p>-47.6666666666667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124.333333333333">
                <text:p>124.333333333333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97.6666666666667">
                <text:p>97.6666666666667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66.3333333333333">
                <text:p>66.3333333333333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173.333333333333">
                <text:p>173.333333333333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219.666666666667">
                <text:p>219.66666666666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210.666666666667">
                <text:p>210.666666666667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55.333333333333">
                <text:p>155.333333333333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95.3333333333333">
                <text:p>95.3333333333333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149.666666666667">
                <text:p>149.666666666667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92.333333333333">
                <text:p>192.333333333333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155.333333333333">
                <text:p>155.333333333333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258.666666666667">
                <text:p>258.666666666667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234.666666666667">
                <text:p>234.666666666667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142.333333333333">
                <text:p>142.333333333333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46.3333333333333">
                <text:p>46.3333333333333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117.666666666667">
                <text:p>117.666666666667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125.666666666667">
                <text:p>125.666666666667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131.333333333333">
                <text:p>131.333333333333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179.666666666667">
                <text:p>179.666666666667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162.333333333333">
                <text:p>162.333333333333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58.666666666667">
                <text:p>158.666666666667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171.333333333333">
                <text:p>171.333333333333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97.3333333333333">
                <text:p>97.3333333333333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-95.3333333333333">
                <text:p>-95.3333333333333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140.333333333333">
                <text:p>140.333333333333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168.666666666667">
                <text:p>168.666666666667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160.666666666667">
                <text:p>160.666666666667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124.333333333333">
                <text:p>124.333333333333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107.666666666667">
                <text:p>107.666666666667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127.333333333333">
                <text:p>127.33333333333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93.6666666666667">
                <text:p>93.6666666666667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-9.66666666666667">
                <text:p>-9.66666666666667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-22.6666666666667">
                <text:p>-22.66666666666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101.333333333333">
                <text:p>101.3333333333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105.666666666667">
                <text:p>105.666666666667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127.333333333333">
                <text:p>127.333333333333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65.3333333333333">
                <text:p>65.3333333333333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40.3333333333333">
                <text:p>40.3333333333333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40.6666666666667">
                <text:p>40.666666666666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37.3333333333333">
                <text:p>-37.3333333333333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61.6666666666667">
                <text:p>-61.6666666666667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-51.6666666666667">
                <text:p>-51.6666666666667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-17.3333333333333">
                <text:p>-17.3333333333333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38.3333333333333">
                <text:p>-38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